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16.29cm"/>
    </style:style>
    <style:style style:name="co5" style:family="table-column">
      <style:table-column-properties fo:break-before="auto" style:column-width="5.727cm"/>
    </style:style>
    <style:style style:name="co6" style:family="table-column">
      <style:table-column-properties fo:break-before="auto" style:column-width="1.73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7.082cm"/>
    </style:style>
    <style:style style:name="co11" style:family="table-column">
      <style:table-column-properties fo:break-before="auto" style:column-width="23.68cm"/>
    </style:style>
    <style:style style:name="co12" style:family="table-column">
      <style:table-column-properties fo:break-before="auto" style:column-width="7.057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6.417cm"/>
    </style:style>
    <style:style style:name="co15" style:family="table-column">
      <style:table-column-properties fo:break-before="auto" style:column-width="12.3cm"/>
    </style:style>
    <style:style style:name="co16" style:family="table-column">
      <style:table-column-properties fo:break-before="auto" style:column-width="3.963cm"/>
    </style:style>
    <style:style style:name="co17" style:family="table-column">
      <style:table-column-properties fo:break-before="auto" style:column-width="5.574cm"/>
    </style:style>
    <style:style style:name="co18" style:family="table-column">
      <style:table-column-properties fo:break-before="auto" style:column-width="5.191cm"/>
    </style:style>
    <style:style style:name="co19" style:family="table-column">
      <style:table-column-properties fo:break-before="auto" style:column-width="24.268cm"/>
    </style:style>
    <style:style style:name="co20" style:family="table-column">
      <style:table-column-properties fo:break-before="auto" style:column-width="5.549cm"/>
    </style:style>
    <style:style style:name="co21" style:family="table-column">
      <style:table-column-properties fo:break-before="auto" style:column-width="24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="none" style:vertical-align="bottom"/>
      <style:text-properties style:font-name="Arial" fo:font-size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bold" style:font-name-complex="Bitstream Vera Sans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9999cc"/>
    </style:style>
    <style:style style:name="ce14" style:family="table-cell" style:parent-style-name="Default">
      <style:table-cell-properties fo:background-color="#94bd5e"/>
    </style:style>
    <style:style style:name="ta_extref" style:family="table">
      <style:table-properties table:display="false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3" office:value-type="string">
            <text:p>Part Number</text:p>
          </table:table-cell>
          <table:table-cell table:style-name="ce7" office:value-type="string">
            <text:p>MOQ</text:p>
          </table:table-cell>
          <table:table-cell office:value-type="string">
            <text:p>Note</text:p>
          </table:table-cell>
          <table:table-cell office:value-type="string">
            <text:p>Have</text:p>
          </table:table-cell>
        </table:table-row>
        <table:table-row table:style-name="ro1">
          <table:table-cell table:style-name="ce2" table:formula="of:=LEN([.D2]) - LEN(SUBSTITUTE([.D2];&quot;,&quot;;&quot;&quot;)) + 1" office:value-type="float" office:value="1">
            <text:p>1</text:p>
          </table:table-cell>
          <table:table-cell table:style-name="ce2" office:value-type="string">
            <text:p>1.5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9</text:p>
          </table:table-cell>
          <table:table-cell table:style-name="ce4" office:value-type="string">
            <text:p>541-1.5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3]) - LEN(SUBSTITUTE([.D3];&quot;,&quot;;&quot;&quot;)) + 1" office:value-type="float" office:value="2">
            <text:p>2</text:p>
          </table:table-cell>
          <table:table-cell table:style-name="ce2" office:value-type="string">
            <text:p>1.5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24, C34</text:p>
          </table:table-cell>
          <table:table-cell table:style-name="ce5" office:value-type="string">
            <text:p>399-3121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4]) - LEN(SUBSTITUTE([.D4];&quot;,&quot;;&quot;&quot;)) + 1" office:value-type="float" office:value="1">
            <text:p>1</text:p>
          </table:table-cell>
          <table:table-cell table:style-name="ce2" office:value-type="string">
            <text:p>1.8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9</text:p>
          </table:table-cell>
          <table:table-cell table:style-name="ce4" office:value-type="string">
            <text:p>541-1.8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5]) - LEN(SUBSTITUTE([.D5];&quot;,&quot;;&quot;&quot;)) + 1" office:value-type="float" office:value="6">
            <text:p>6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, R4, R13, R15, R16, R22</text:p>
          </table:table-cell>
          <table:table-cell table:style-name="ce4" office:value-type="string">
            <text:p>541-1.0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6]) - LEN(SUBSTITUTE([.D6];&quot;,&quot;;&quot;&quot;)) + 1" office:value-type="float" office:value="1">
            <text:p>1</text:p>
          </table:table-cell>
          <table:table-cell table:style-name="ce2" office:value-type="string">
            <text:p>2.2uF/Low ESR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16</text:p>
          </table:table-cell>
          <table:table-cell table:style-name="ce5" office:value-type="string">
            <text:p>490-4520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7]) - LEN(SUBSTITUTE([.D7];&quot;,&quot;;&quot;&quot;)) + 1" office:value-type="float" office:value="1">
            <text:p>1</text:p>
          </table:table-cell>
          <table:table-cell table:style-name="ce2" office:value-type="string">
            <text:p>3.3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8</text:p>
          </table:table-cell>
          <table:table-cell table:style-name="ce5" office:value-type="string">
            <text:p>541-3.3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8]) - LEN(SUBSTITUTE([.D8];&quot;,&quot;;&quot;&quot;)) + 1" office:value-type="float" office:value="1">
            <text:p>1</text:p>
          </table:table-cell>
          <table:table-cell table:style-name="ce2" office:value-type="string">
            <text:p>3.9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</text:p>
          </table:table-cell>
          <table:table-cell table:style-name="ce5" office:value-type="string">
            <text:p>541-3.9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9]) - LEN(SUBSTITUTE([.D9];&quot;,&quot;;&quot;&quot;)) + 1" office:value-type="float" office:value="8">
            <text:p>8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4, R26, R27, R31, R32, R48, R41, R42</text:p>
          </table:table-cell>
          <table:table-cell table:style-name="ce5" office:value-type="string">
            <text:p>541-0.0G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0]) - LEN(SUBSTITUTE([.D10];&quot;,&quot;;&quot;&quot;)) + 1" office:value-type="float" office:value="9">
            <text:p>9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, R28, R29, R33, R34, R45, R46, R43, R44</text:p>
          </table:table-cell>
          <table:table-cell table:style-name="ce5" office:value-type="string">
            <text:p>541-4.7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1]) - LEN(SUBSTITUTE([.D11];&quot;,&quot;;&quot;&quot;)) + 1" office:value-type="float" office:value="1">
            <text:p>1</text:p>
          </table:table-cell>
          <table:table-cell table:style-name="ce2" office:value-type="string">
            <text:p>4.7uF/10V/Low ESR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18</text:p>
          </table:table-cell>
          <table:table-cell table:style-name="ce5" office:value-type="string">
            <text:p>587-1442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2]) - LEN(SUBSTITUTE([.D12];&quot;,&quot;;&quot;&quot;)) + 1" office:value-type="float" office:value="4">
            <text:p>4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7, R35, R36, R37</text:p>
          </table:table-cell>
          <table:table-cell table:style-name="ce5" office:value-type="string">
            <text:p>541-10.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3]) - LEN(SUBSTITUTE([.D13];&quot;,&quot;;&quot;&quot;)) + 1" office:value-type="float" office:value="1">
            <text:p>1</text:p>
          </table:table-cell>
          <table:table-cell table:style-name="ce2" office:value-type="string">
            <text:p>10nF/16V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19</text:p>
          </table:table-cell>
          <table:table-cell table:style-name="ce5" office:value-type="string">
            <text:p>PCC1750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14]) - LEN(SUBSTITUTE([.D14];&quot;,&quot;;&quot;&quot;)) + 1" office:value-type="float" office:value="1">
            <text:p>1</text:p>
          </table:table-cell>
          <table:table-cell table:style-name="ce2" office:value-type="string">
            <text:p>68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1</text:p>
          </table:table-cell>
          <table:table-cell table:style-name="ce5" office:value-type="string">
            <text:p>541-680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5]) - LEN(SUBSTITUTE([.D15];&quot;,&quot;;&quot;&quot;)) + 1" office:value-type="float" office:value="1">
            <text:p>1</text:p>
          </table:table-cell>
          <table:table-cell table:style-name="ce2" office:value-type="string">
            <text:p>56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0</text:p>
          </table:table-cell>
          <table:table-cell table:style-name="ce5" office:value-type="string">
            <text:p>541-560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6]) - LEN(SUBSTITUTE([.D16];&quot;,&quot;;&quot;&quot;)) + 1" office:value-type="float" office:value="1">
            <text:p>1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0</text:p>
          </table:table-cell>
          <table:table-cell table:style-name="ce5" office:value-type="string">
            <text:p>541-27.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7]) - LEN(SUBSTITUTE([.D17];&quot;,&quot;;&quot;&quot;)) + 1" office:value-type="float" office:value="4">
            <text:p>4</text:p>
          </table:table-cell>
          <table:table-cell table:style-name="ce2" office:value-type="string">
            <text:p>18p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7, C8, C28, C29</text:p>
          </table:table-cell>
          <table:table-cell table:style-name="ce5" office:value-type="string">
            <text:p>399-1052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18]) - LEN(SUBSTITUTE([.D18];&quot;,&quot;;&quot;&quot;)) + 1" office:value-type="float" office:value="1">
            <text:p>1</text:p>
          </table:table-cell>
          <table:table-cell table:style-name="ce2" office:value-type="string">
            <text:p>22uF/10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17</text:p>
          </table:table-cell>
          <table:table-cell table:style-name="ce5" office:value-type="string">
            <text:p>718-1304-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19]) - LEN(SUBSTITUTE([.D19];&quot;,&quot;;&quot;&quot;)) + 1" office:value-type="float" office:value="2">
            <text:p>2</text:p>
          </table:table-cell>
          <table:table-cell table:style-name="ce2" office:value-type="string">
            <text:p>33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7, R18</text:p>
          </table:table-cell>
          <table:table-cell table:style-name="ce4" office:value-type="string">
            <text:p>541-33.0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0]) - LEN(SUBSTITUTE([.D20];&quot;,&quot;;&quot;&quot;)) + 1" office:value-type="float" office:value="1">
            <text:p>1</text:p>
          </table:table-cell>
          <table:table-cell table:style-name="ce2" office:value-type="string">
            <text:p>33nF</text:p>
          </table:table-cell>
          <table:table-cell table:style-name="ce2" office:value-type="string">
            <text:p>C-EUC0805K</text:p>
          </table:table-cell>
          <table:table-cell table:style-name="ce2" office:value-type="string">
            <text:p>C25</text:p>
          </table:table-cell>
          <table:table-cell table:style-name="ce4" office:value-type="string">
            <text:p>587-1125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1]) - LEN(SUBSTITUTE([.D21];&quot;,&quot;;&quot;&quot;)) + 1" office:value-type="float" office:value="3">
            <text:p>3</text:p>
          </table:table-cell>
          <table:table-cell table:style-name="ce2" office:value-type="string">
            <text:p>33uF/6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6, C38, C40</text:p>
          </table:table-cell>
          <table:table-cell table:style-name="ce5" office:value-type="string">
            <text:p>399-4719-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22]) - LEN(SUBSTITUTE([.D22];&quot;,&quot;;&quot;&quot;)) + 1" office:value-type="float" office:value="2">
            <text:p>2</text:p>
          </table:table-cell>
          <table:table-cell table:style-name="ce2" office:value-type="string">
            <text:p>10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2, R23</text:p>
          </table:table-cell>
          <table:table-cell table:style-name="ce4" office:value-type="string">
            <text:p>541-100.0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3]) - LEN(SUBSTITUTE([.D23];&quot;,&quot;;&quot;&quot;)) + 1" office:value-type="float" office:value="22">
            <text:p>2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4, C5, C9, C10, C11, C12, C13, C14, C15, C20, C21, C22, C23, C26, C27, C30, C33, C35, C36, C37, C39</text:p>
          </table:table-cell>
          <table:table-cell table:style-name="ce4" office:value-type="string">
            <text:p>399-5089-1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4]) - LEN(SUBSTITUTE([.D24];&quot;,&quot;;&quot;&quot;)) + 1" office:value-type="float" office:value="1">
            <text:p>1</text:p>
          </table:table-cell>
          <table:table-cell table:style-name="ce2" office:value-type="string">
            <text:p>100uF/2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1</text:p>
          </table:table-cell>
          <table:table-cell table:style-name="ce5" office:value-type="string">
            <text:p>478-1724-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table:formula="of:=LEN([.D25]) - LEN(SUBSTITUTE([.D25];&quot;,&quot;;&quot;&quot;)) + 1" office:value-type="float" office:value="1">
            <text:p>1</text:p>
          </table:table-cell>
          <table:table-cell table:style-name="ce2" office:value-type="string">
            <text:p>12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1</text:p>
          </table:table-cell>
          <table:table-cell table:style-name="ce4" office:value-type="string">
            <text:p>541-12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6]) - LEN(SUBSTITUTE([.D26];&quot;,&quot;;&quot;&quot;)) + 1" office:value-type="float" office:value="3">
            <text:p>3</text:p>
          </table:table-cell>
          <table:table-cell table:style-name="ce2" office:value-type="string">
            <text:p>200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25, R30, R47</text:p>
          </table:table-cell>
          <table:table-cell table:style-name="ce4" office:value-type="string">
            <text:p>P20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7]) - LEN(SUBSTITUTE([.D27];&quot;,&quot;;&quot;&quot;)) + 1" office:value-type="float" office:value="1">
            <text:p>1</text:p>
          </table:table-cell>
          <table:table-cell table:style-name="ce2" office:value-type="string">
            <text:p>220uF/10V</text:p>
          </table:table-cell>
          <table:table-cell table:style-name="ce2" office:value-type="string">
            <text:p>CPOL-EUSMCD</text:p>
          </table:table-cell>
          <table:table-cell table:style-name="ce2" office:value-type="string">
            <text:p>C3</text:p>
          </table:table-cell>
          <table:table-cell table:style-name="ce5" office:value-type="string">
            <text:p>478-3929-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28]) - LEN(SUBSTITUTE([.D28];&quot;,&quot;;&quot;&quot;)) + 1" office:value-type="float" office:value="1">
            <text:p>1</text:p>
          </table:table-cell>
          <table:table-cell table:style-name="ce2" office:value-type="string">
            <text:p>348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14</text:p>
          </table:table-cell>
          <table:table-cell table:style-name="ce4" office:value-type="string">
            <text:p>541-348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29]) - LEN(SUBSTITUTE([.D29];&quot;,&quot;;&quot;&quot;)) + 1" office:value-type="float" office:value="1">
            <text:p>1</text:p>
          </table:table-cell>
          <table:table-cell table:style-name="ce2" office:value-type="string">
            <text:p>390R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5</text:p>
          </table:table-cell>
          <table:table-cell table:style-name="ce4" office:value-type="string">
            <text:p>541-390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30]) - LEN(SUBSTITUTE([.D30];&quot;,&quot;;&quot;&quot;)) + 1" office:value-type="float" office:value="1">
            <text:p>1</text:p>
          </table:table-cell>
          <table:table-cell table:style-name="ce2" office:value-type="string">
            <text:p>12K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6</text:p>
          </table:table-cell>
          <table:table-cell table:style-name="ce4" office:value-type="string">
            <text:p>541-12.0KHCT-ND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2" table:formula="of:=LEN([.D31]) - LEN(SUBSTITUTE([.D31];&quot;,&quot;;&quot;&quot;)) + 1" office:value-type="float" office:value="1">
            <text:p>1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53047-12</text:p>
          </table:table-cell>
          <table:table-cell table:style-name="ce2" office:value-type="string">
            <text:p>IMU</text:p>
          </table:table-cell>
          <table:table-cell table:style-name="ce4" office:value-type="string">
            <text:p>WM174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2]) - LEN(SUBSTITUTE([.D32];&quot;,&quot;;&quot;&quot;)) + 1" office:value-type="float" office:value="5">
            <text:p>5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53261-02</text:p>
          </table:table-cell>
          <table:table-cell table:style-name="ce2" office:value-type="string">
            <text:p>MC2, MC3, MC_1, MC_4, PS</text:p>
          </table:table-cell>
          <table:table-cell table:style-name="ce4" office:value-type="string">
            <text:p>WM7620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3]) - LEN(SUBSTITUTE([.D33];&quot;,&quot;;&quot;&quot;)) + 1" office:value-type="float" office:value="1">
            <text:p>1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53261-03</text:p>
          </table:table-cell>
          <table:table-cell table:style-name="ce2" office:value-type="string">
            <text:p>RC</text:p>
          </table:table-cell>
          <table:table-cell table:style-name="ce4" office:value-type="string">
            <text:p>WM7621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4]) - LEN(SUBSTITUTE([.D34];&quot;,&quot;;&quot;&quot;)) + 1" office:value-type="float" office:value="1">
            <text:p>1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53261-05</text:p>
          </table:table-cell>
          <table:table-cell table:style-name="ce2" office:value-type="string">
            <text:p>UART_1</text:p>
          </table:table-cell>
          <table:table-cell table:style-name="ce4" office:value-type="string">
            <text:p>WM7623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5]) - LEN(SUBSTITUTE([.D35];&quot;,&quot;;&quot;&quot;)) + 1" office:value-type="float" office:value="1">
            <text:p>1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53261-06</text:p>
          </table:table-cell>
          <table:table-cell table:style-name="ce2" office:value-type="string">
            <text:p>UART_0</text:p>
          </table:table-cell>
          <table:table-cell table:style-name="ce4" office:value-type="string">
            <text:p>WM7624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6]) - LEN(SUBSTITUTE([.D36];&quot;,&quot;;&quot;&quot;)) + 1" office:value-type="float" office:value="1">
            <text:p>1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53261-07</text:p>
          </table:table-cell>
          <table:table-cell table:style-name="ce2" office:value-type="string">
            <text:p>CAM</text:p>
          </table:table-cell>
          <table:table-cell table:style-name="ce4" office:value-type="string">
            <text:p>WM7625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7]) - LEN(SUBSTITUTE([.D37];&quot;,&quot;;&quot;&quot;)) + 1" office:value-type="float" office:value="2">
            <text:p>2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53261-08</text:p>
          </table:table-cell>
          <table:table-cell table:style-name="ce2" office:value-type="string">
            <text:p>GPS, SPI_0</text:p>
          </table:table-cell>
          <table:table-cell table:style-name="ce4" office:value-type="string">
            <text:p>WM7626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38]) - LEN(SUBSTITUTE([.D38];&quot;,&quot;;&quot;&quot;)) + 1" office:value-type="float" office:value="1">
            <text:p>1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AD8552RU</text:p>
          </table:table-cell>
          <table:table-cell table:style-name="ce2" office:value-type="string">
            <text:p>U$5</text:p>
          </table:table-cell>
          <table:table-cell table:style-name="ce4" office:value-type="string">
            <text:p>AD8552ARUZ-ND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style-name="ce2" table:formula="of:=LEN([.D39]) - LEN(SUBSTITUTE([.D39];&quot;,&quot;;&quot;&quot;)) + 1" office:value-type="float" office:value="1">
            <text:p>1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CRYSTAL_CTS</text:p>
          </table:table-cell>
          <table:table-cell table:style-name="ce2" office:value-type="string">
            <text:p>U$4</text:p>
          </table:table-cell>
          <table:table-cell table:style-name="ce4" office:value-type="string">
            <text:p>CTX639CT-ND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style-name="ce2" table:formula="of:=LEN([.D40]) - LEN(SUBSTITUTE([.D40];&quot;,&quot;;&quot;&quot;)) + 1" office:value-type="float" office:value="1">
            <text:p>1</text:p>
          </table:table-cell>
          <table:table-cell table:style-name="ce2" office:value-type="string">
            <text:p>DDTA143</text:p>
          </table:table-cell>
          <table:table-cell table:style-name="ce2" office:value-type="string">
            <text:p>MUN2111T1</text:p>
          </table:table-cell>
          <table:table-cell table:style-name="ce2" office:value-type="string">
            <text:p>Q1</text:p>
          </table:table-cell>
          <table:table-cell table:style-name="ce4" office:value-type="string">
            <text:p>DDTA143ZCADI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1]) - LEN(SUBSTITUTE([.D41];&quot;,&quot;;&quot;&quot;)) + 1" office:value-type="float" office:value="1">
            <text:p>1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LM317MBDT</text:p>
          </table:table-cell>
          <table:table-cell table:style-name="ce2" office:value-type="string">
            <text:p>REG6V5A</text:p>
          </table:table-cell>
          <table:table-cell table:style-name="ce4" office:value-type="string">
            <text:p>LM317MDTXFS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2]) - LEN(SUBSTITUTE([.D42];&quot;,&quot;;&quot;&quot;)) + 1" office:value-type="float" office:value="1">
            <text:p>1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LM3940IMP-3.3</text:p>
          </table:table-cell>
          <table:table-cell table:style-name="ce2" office:value-type="string">
            <text:p>REG3V3D</text:p>
          </table:table-cell>
          <table:table-cell table:style-name="ce4" office:value-type="string">
            <text:p>LM3940IMP-3.3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3]) - LEN(SUBSTITUTE([.D43];&quot;,&quot;;&quot;&quot;)) + 1" office:value-type="float" office:value="1">
            <text:p>1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LM4041SC70</text:p>
          </table:table-cell>
          <table:table-cell table:style-name="ce2" office:value-type="string">
            <text:p>U$10</text:p>
          </table:table-cell>
          <table:table-cell table:style-name="ce5" office:value-type="string">
            <text:p>LM4041CIM7-ADJ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4]) - LEN(SUBSTITUTE([.D44];&quot;,&quot;;&quot;&quot;)) + 1" office:value-type="float" office:value="1">
            <text:p>1</text:p>
          </table:table-cell>
          <table:table-cell table:style-name="ce2" office:value-type="string">
            <text:p>LP2992</text:p>
          </table:table-cell>
          <table:table-cell table:style-name="ce2" office:value-type="string">
            <text:p>MIC5219BM5</text:p>
          </table:table-cell>
          <table:table-cell table:style-name="ce2" office:value-type="string">
            <text:p>REG5VA</text:p>
          </table:table-cell>
          <table:table-cell table:style-name="ce5" office:value-type="string">
            <text:p>LP2992AIM5-5.0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5]) - LEN(SUBSTITUTE([.D45];&quot;,&quot;;&quot;&quot;)) + 1" office:value-type="float" office:value="1">
            <text:p>1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LPC2148</text:p>
          </table:table-cell>
          <table:table-cell table:style-name="ce2" office:value-type="string">
            <text:p>U$1</text:p>
          </table:table-cell>
          <table:table-cell table:style-name="ce5" office:value-type="string">
            <text:p>568-1765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6]) - LEN(SUBSTITUTE([.D46];&quot;,&quot;;&quot;&quot;)) + 1" office:value-type="float" office:value="1">
            <text:p>1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LTC2485</text:p>
          </table:table-cell>
          <table:table-cell table:style-name="ce2" office:value-type="string">
            <text:p>U$9</text:p>
          </table:table-cell>
          <table:table-cell table:style-name="ce5" office:value-type="string">
            <text:p>LTC2485CDD#PBF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7]) - LEN(SUBSTITUTE([.D47];&quot;,&quot;;&quot;&quot;)) + 1" office:value-type="float" office:value="1">
            <text:p>1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MINI-USB-UX60-MB-5ST</text:p>
          </table:table-cell>
          <table:table-cell table:style-name="ce2" office:value-type="string">
            <text:p>X5</text:p>
          </table:table-cell>
          <table:table-cell table:style-name="ce4" office:value-type="string">
            <text:p>H2959CT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48]) - LEN(SUBSTITUTE([.D48];&quot;,&quot;;&quot;&quot;)) + 1" office:value-type="float" office:value="1">
            <text:p>1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MPX6115</text:p>
          </table:table-cell>
          <table:table-cell table:style-name="ce2" office:value-type="string">
            <text:p>U$2</text:p>
          </table:table-cell>
          <table:table-cell table:style-name="ce5" office:value-type="string">
            <text:p>N/A</text:p>
          </table:table-cell>
          <table:table-cell/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2" table:formula="of:=LEN([.D49]) - LEN(SUBSTITUTE([.D49];&quot;,&quot;;&quot;&quot;)) + 1" office:value-type="float" office:value="2">
            <text:p>2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LT_I2C, U$11</text:p>
          </table:table-cell>
          <table:table-cell table:style-name="ce5" office:value-type="string">
            <text:p>568-4214-1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50]) - LEN(SUBSTITUTE([.D50];&quot;,&quot;;&quot;&quot;)) + 1" office:value-type="float" office:value="1">
            <text:p>1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PTHTH</text:p>
          </table:table-cell>
          <table:table-cell table:style-name="ce2" office:value-type="string">
            <text:p>REG5VD</text:p>
          </table:table-cell>
          <table:table-cell table:style-name="ce4" office:value-type="string">
            <text:p>296-20432-N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table:formula="of:=LEN([.D51]) - LEN(SUBSTITUTE([.D51];&quot;,&quot;;&quot;&quot;)) + 1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40</text:p>
          </table:table-cell>
          <table:table-cell table:style-name="ce5" office:value-type="string">
            <text:p>N/A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2]) - LEN(SUBSTITUTE([.D52];&quot;,&quot;;&quot;&quot;)) + 1" office:value-type="float" office:value="1">
            <text:p>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9</text:p>
          </table:table-cell>
          <table:table-cell table:style-name="ce5" office:value-type="string">
            <text:p>N/A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3]) - LEN(SUBSTITUTE([.D53];&quot;,&quot;;&quot;&quot;)) + 1" office:value-type="float" office:value="4">
            <text:p>4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LEDCHIP-LED0805</text:p>
          </table:table-cell>
          <table:table-cell table:style-name="ce2" office:value-type="string">
            <text:p>LED1,LED2,LED3,LED4</text:p>
          </table:table-cell>
          <table:table-cell table:style-name="ce5" office:value-type="string">
            <text:p>P11505CT-ND</text:p>
          </table:table-cell>
          <table:table-cell/>
          <table:table-cell office:value-type="string">
            <text:p>Get More</text:p>
          </table:table-cell>
          <table:table-cell/>
        </table:table-row>
        <table:table-row table:style-name="ro1">
          <table:table-cell table:style-name="ce2" table:formula="of:=LEN([.D54]) - LEN(SUBSTITUTE([.D54];&quot;,&quot;;&quot;&quot;)) + 1" office:value-type="float" office:value="1">
            <text:p>1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-US_R0603</text:p>
          </table:table-cell>
          <table:table-cell table:style-name="ce2" office:value-type="string">
            <text:p>R38</text:p>
          </table:table-cell>
          <table:table-cell table:style-name="ce5" office:value-type="string">
            <text:p>N/A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5]) - LEN(SUBSTITUTE([.D55];&quot;,&quot;;&quot;&quot;)) + 1" office:value-type="float" office:value="4">
            <text:p>4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SOLDER_PAD150_75</text:p>
          </table:table-cell>
          <table:table-cell table:style-name="ce2" office:value-type="string">
            <text:p>BAT_IN, BAT_IN1, GND_IN, GND_IN1</text:p>
          </table:table-cell>
          <table:table-cell table:style-name="ce5" office:value-type="string">
            <text:p>N/A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6]) - LEN(SUBSTITUTE([.D56];&quot;,&quot;;&quot;&quot;)) + 1" office:value-type="float" office:value="3">
            <text:p>3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SW_PBST</text:p>
          </table:table-cell>
          <table:table-cell table:style-name="ce2" office:value-type="string">
            <text:p>U$6, U$7, U$14</text:p>
          </table:table-cell>
          <table:table-cell table:style-name="ce5" office:value-type="string">
            <text:p>SW1020CT-ND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7]) - LEN(SUBSTITUTE([.D57];&quot;,&quot;;&quot;&quot;)) + 1" office:value-type="float" office:value="1">
            <text:p>1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SW_PB_GNDRT/A</text:p>
          </table:table-cell>
          <table:table-cell table:style-name="ce2" office:value-type="string">
            <text:p>U$3</text:p>
          </table:table-cell>
          <table:table-cell table:style-name="ce5" office:value-type="string">
            <text:p>SW1023CT-ND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8]) - LEN(SUBSTITUTE([.D58];&quot;,&quot;;&quot;&quot;)) + 1" office:value-type="float" office:value="2">
            <text:p>2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TPS2051B</text:p>
          </table:table-cell>
          <table:table-cell table:style-name="ce2" office:value-type="string">
            <text:p>U$12, U$13</text:p>
          </table:table-cell>
          <table:table-cell table:style-name="ce5" office:value-type="string">
            <text:p>296-21265-1-ND</text:p>
          </table:table-cell>
          <table:table-cell/>
          <table:table-cell table:number-columns-repeated="2"/>
        </table:table-row>
        <table:table-row table:style-name="ro1">
          <table:table-cell table:style-name="ce2" table:formula="of:=LEN([.D59]) - LEN(SUBSTITUTE([.D59];&quot;,&quot;;&quot;&quot;)) + 1" office:value-type="float" office:value="1">
            <text:p>1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TXS0102DCU</text:p>
          </table:table-cell>
          <table:table-cell table:style-name="ce2" office:value-type="string">
            <text:p>U$8</text:p>
          </table:table-cell>
          <table:table-cell table:style-name="ce5" office:value-type="string">
            <text:p>296-21931-1-ND</text:p>
          </table:table-cell>
          <table:table-cell/>
          <table:table-cell table:number-columns-repeated="2"/>
        </table:table-row>
        <table:table-row table:style-name="ro1" table:number-rows-repeated="7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654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U" table:style-name="ta1" table:print="false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MOQ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/DNP</text:p>
          </table:table-cell>
          <table:table-cell office:value-type="string">
            <text:p>R-US_R0603</text:p>
          </table:table-cell>
          <table:table-cell office:value-type="string">
            <text:p>R8, R9, R10, xz_R1, yz_R5</text:p>
          </table:table-cell>
          <table:table-cell table:style-name="ce2" office:value-type="string">
            <text:p>RMCF1/160R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2uF/Low ESR</text:p>
          </table:table-cell>
          <table:table-cell office:value-type="string">
            <text:p>C-EUC0603K</text:p>
          </table:table-cell>
          <table:table-cell office:value-type="string">
            <text:p>C22, C24</text:p>
          </table:table-cell>
          <table:table-cell office:value-type="string">
            <text:p>490-4520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uF/10V/Low ESR</text:p>
          </table:table-cell>
          <table:table-cell office:value-type="string">
            <text:p>C-EUC0805K</text:p>
          </table:table-cell>
          <table:table-cell office:value-type="string">
            <text:p>C25, C26, C21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3, R5, R11</text:p>
          </table:table-cell>
          <table:table-cell office:value-type="string">
            <text:p>P10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-EUC0603K</text:p>
          </table:table-cell>
          <table:table-cell office:value-type="string">
            <text:p>C4, C15</text:p>
          </table:table-cell>
          <table:table-cell office:value-type="string">
            <text:p>PCC175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-EUC0805</text:p>
          </table:table-cell>
          <table:table-cell office:value-type="string">
            <text:p>C1, C16</text:p>
          </table:table-cell>
          <table:table-cell office:value-type="string">
            <text:p>587-144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k</text:p>
          </table:table-cell>
          <table:table-cell office:value-type="string">
            <text:p>R-US_R0603</text:p>
          </table:table-cell>
          <table:table-cell office:value-type="string">
            <text:p>R6, R7, yz_R1, yz_R4</text:p>
          </table:table-cell>
          <table:table-cell office:value-type="string">
            <text:p>P12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2nF</text:p>
          </table:table-cell>
          <table:table-cell office:value-type="string">
            <text:p>C-EUC0603K</text:p>
          </table:table-cell>
          <table:table-cell office:value-type="string">
            <text:p>C5, C8, C13, xz_C15, xz_C16, xz_C21, yz_C15, yz_C16, yz_C21</text:p>
          </table:table-cell>
          <table:table-cell table:style-name="ce2" office:value-type="string">
            <text:p>478-3722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k/DNP</text:p>
          </table:table-cell>
          <table:table-cell office:value-type="string">
            <text:p>R-US_R0603</text:p>
          </table:table-cell>
          <table:table-cell office:value-type="string">
            <text:p>R4</text:p>
          </table:table-cell>
          <table:table-cell table:style-name="ce2" office:value-type="string">
            <text:p>P39.0K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3R</text:p>
          </table:table-cell>
          <table:table-cell office:value-type="string">
            <text:p>R-US_R0603</text:p>
          </table:table-cell>
          <table:table-cell office:value-type="string">
            <text:p>R1, R2</text:p>
          </table:table-cell>
          <table:table-cell office:value-type="string">
            <text:p>P43.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7nF</text:p>
          </table:table-cell>
          <table:table-cell office:value-type="string">
            <text:p>C-EUC0603K</text:p>
          </table:table-cell>
          <table:table-cell office:value-type="string">
            <text:p>C12, xz_C20, yz_C20</text:p>
          </table:table-cell>
          <table:table-cell office:value-type="string">
            <text:p>478-3716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2, C3, C6, C7, C9, C10, C11, C14, C17, C18, C19, C20, C23, C33, C34, xz_C17, xz_C18, xz_C19, yz_C17,yz_ C18,yz_ C19, yz_C23, yz_C33, yz_C34</text:p>
          </table:table-cell>
          <table:table-cell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53047-10</text:p>
          </table:table-cell>
          <table:table-cell office:value-type="string">
            <text:p>X2</text:p>
          </table:table-cell>
          <table:table-cell office:value-type="string">
            <text:p>WM1739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DXL320</text:p>
          </table:table-cell>
          <table:table-cell office:value-type="string">
            <text:p>U$2, yz_U$2</text:p>
          </table:table-cell>
          <table:table-cell office:value-type="string">
            <text:p>ADXL320JCP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ADXR</text:p>
          </table:table-cell>
          <table:table-cell office:value-type="string">
            <text:p>GYRO_Z, GYRO_X, GYRO_Y</text:p>
          </table:table-cell>
          <table:table-cell office:value-type="string">
            <text:p>ADXRS300ABG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MU_XZ_2</text:p>
          </table:table-cell>
          <table:table-cell office:value-type="string">
            <text:p>X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MU_YZ_MAG_2</text:p>
          </table:table-cell>
          <table:table-cell office:value-type="string">
            <text:p>YZ_BOARD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3480</text:p>
          </table:table-cell>
          <table:table-cell office:value-type="string">
            <text:p>U$3</text:p>
          </table:table-cell>
          <table:table-cell office:value-type="string">
            <text:p>LM3480IM3-3.3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4132</text:p>
          </table:table-cell>
          <table:table-cell office:value-type="string">
            <text:p>U$1</text:p>
          </table:table-cell>
          <table:table-cell office:value-type="string">
            <text:p>LM4132EMF-4.1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P2992</text:p>
          </table:table-cell>
          <table:table-cell office:value-type="string">
            <text:p>MIC5219BM5</text:p>
          </table:table-cell>
          <table:table-cell office:value-type="string">
            <text:p>IC1, IC3</text:p>
          </table:table-cell>
          <table:table-cell office:value-type="string">
            <text:p>LP2992AIM5-5.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AX1168</text:p>
          </table:table-cell>
          <table:table-cell office:value-type="string">
            <text:p>ADC1</text:p>
          </table:table-cell>
          <table:table-cell office:value-type="string">
            <text:p>From Maxi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S2100</text:p>
          </table:table-cell>
          <table:table-cell office:value-type="string">
            <text:p>MAG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SEN_XY</text:p>
          </table:table-cell>
          <table:table-cell table:style-name="Default" office:value-type="string">
            <text:p>SEN_XY</text:p>
          </table:table-cell>
          <table:table-cell table:style-name="Default" office:value-type="string">
            <text:p>SEN_XY</text:p>
          </table:table-cell>
          <table:table-cell office:value-type="string">
            <text:p>From PNI</text:p>
          </table:table-cell>
          <table:table-cell office:value-type="float" office:value="1">
            <text:p>1</text:p>
          </table:table-cell>
        </table:table-row>
      </table:table>
      <table:table table:name="GPS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MOQ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50R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1, R2, R3</text:p>
          </table:table-cell>
          <table:table-cell table:style-name="ce2" office:value-type="string">
            <text:p>541-150H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0/DNP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4, R5</text:p>
          </table:table-cell>
          <table:table-cell table:style-name="ce2" office:value-type="string">
            <text:p>541-0.0G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20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6</text:p>
          </table:table-cell>
          <table:table-cell table:style-name="ce9" office:value-type="string">
            <text:p>541-200KHCT-ND</text:p>
          </table:table-cell>
          <table:table-cell table:style-name="ce10" office:value-type="float" office:value="10">
            <text:p>1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330R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R7, R8</text:p>
          </table:table-cell>
          <table:table-cell table:style-name="ce9" office:value-type="string">
            <text:p>541-330HCT-ND</text:p>
          </table:table-cell>
          <table:table-cell table:style-name="ce10"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uF</text:p>
          </table:table-cell>
          <table:table-cell table:style-name="ce2" office:value-type="string">
            <text:p>C-EUC0805</text:p>
          </table:table-cell>
          <table:table-cell table:style-name="ce2" office:value-type="string">
            <text:p>C9</text:p>
          </table:table-cell>
          <table:table-cell table:style-name="ce2" office:value-type="string">
            <text:p>PCC1849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0uF 10V</text:p>
          </table:table-cell>
          <table:table-cell table:style-name="ce2" office:value-type="string">
            <text:p>CPOL-EUCT3216</text:p>
          </table:table-cell>
          <table:table-cell table:style-name="ce2" office:value-type="string">
            <text:p>C8, C11</text:p>
          </table:table-cell>
          <table:table-cell table:style-name="ce2" office:value-type="string">
            <text:p>495-2236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2uF</text:p>
          </table:table-cell>
          <table:table-cell table:style-name="ce2" office:value-type="string">
            <text:p>CPOL-EUSMCB</text:p>
          </table:table-cell>
          <table:table-cell table:style-name="ce2" office:value-type="string">
            <text:p>C1, C3</text:p>
          </table:table-cell>
          <table:table-cell table:style-name="ce2" office:value-type="string">
            <text:p>495-2242-1-ND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100nF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C2, C12, C4, C6, C10</text:p>
          </table:table-cell>
          <table:table-cell table:style-name="ce2" office:value-type="string">
            <text:p>399-5089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470pF</text:p>
          </table:table-cell>
          <table:table-cell table:style-name="ce2" office:value-type="string">
            <text:p>C-EUC0603K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311-1078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53047-08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WM1737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MI601</text:p>
          </table:table-cell>
          <table:table-cell table:style-name="ce2" office:value-type="string">
            <text:p>AMI601</text:p>
          </table:table-cell>
          <table:table-cell table:style-name="ce2" office:value-type="string">
            <text:p>MAG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AT254</text:p>
          </table:table-cell>
          <table:table-cell table:style-name="ce2" office:value-type="string">
            <text:p>DIODE-SOD110-R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568-3412-1-ND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GND-GNDA</text:p>
          </table:table-cell>
          <table:table-cell table:style-name="ce2" office:value-type="string">
            <text:p>~NUDEV~1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GPS_PATCH_ANT</text:p>
          </table:table-cell>
          <table:table-cell table:style-name="ce2" office:value-type="string">
            <text:p>ANT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EA-4P</text:p>
          </table:table-cell>
          <table:table-cell table:style-name="ce2" office:value-type="string">
            <text:p>LEA-4P</text:p>
          </table:table-cell>
          <table:table-cell table:style-name="ce2" office:value-type="string">
            <text:p>GPS</text:p>
          </table:table-cell>
          <table:table-cell table:style-name="ce2" office:value-type="string">
            <text:p>N/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P3990MF</text:p>
          </table:table-cell>
          <table:table-cell table:style-name="ce2" office:value-type="string">
            <text:p>LP3990MF</text:p>
          </table:table-cell>
          <table:table-cell table:style-name="ce2" office:value-type="string">
            <text:p>VREG2</text:p>
          </table:table-cell>
          <table:table-cell table:style-name="ce2" office:value-type="string">
            <text:p>LP3990MF-1.8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MIC5209</text:p>
          </table:table-cell>
          <table:table-cell table:style-name="ce2" office:value-type="string">
            <text:p>VREG1</text:p>
          </table:table-cell>
          <table:table-cell table:style-name="ce2" office:value-type="string">
            <text:p>576-1273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PANA_GOLDCAP_J1ROUND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P11070CT-ND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PCA9306DP</text:p>
          </table:table-cell>
          <table:table-cell table:style-name="ce2" office:value-type="string">
            <text:p>LC1</text:p>
          </table:table-cell>
          <table:table-cell table:style-name="ce2" office:value-type="string">
            <text:p>568-4214-1-ND</text:p>
          </table:table-cell>
          <table:table-cell office:value-type="float" office:value="1">
            <text:p>1</text:p>
          </table:table-cell>
        </table:table-row>
        <table:table-row table:style-name="ro1" table:number-rows-repeated="34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ce11"/>
        </table:table-row>
        <table:table-row table:style-name="ro1">
          <table:table-cell table:style-name="ce8"/>
          <table:table-cell table:number-columns-repeated="4"/>
          <table:table-cell table:style-name="ce11"/>
        </table:table-row>
        <table:table-row table:style-name="ro1" table:number-rows-repeated="11">
          <table:table-cell table:number-columns-repeated="5"/>
          <table:table-cell table:style-name="ce11"/>
        </table:table-row>
        <table:table-row table:style-name="ro1">
          <table:table-cell table:number-columns-repeated="5"/>
          <table:table-cell table:style-name="ce11"/>
        </table:table-row>
      </table:table>
      <table:table table:name="DIGIKEY" table:style-name="ta1" table:print="false">
        <office:forms form:automatic-focus="false" form:apply-design-mode="false"/>
        <table:table-column table:style-name="co7" table:default-cell-style-name="ce12"/>
        <table:table-column table:style-name="co17" table:default-cell-style-name="ce12"/>
        <table:table-column table:style-name="co19" table:default-cell-style-name="ce12"/>
        <table:table-column table:style-name="co7" table:number-columns-repeated="253" table:default-cell-style-name="ce12"/>
        <table:table-row table:style-name="ro1">
          <table:table-cell table:style-name="ce7" office:value-type="string">
            <text:p>Quantity</text:p>
          </table:table-cell>
          <table:table-cell table:style-name="ce7" office:value-type="string">
            <text:p>Part</text:p>
          </table:table-cell>
          <table:table-cell table:style-name="ce7" office:value-type="string">
            <text:p>Comment</text:p>
          </table:table-cell>
          <table:table-cell table:style-name="Default" table:number-columns-repeated="253"/>
        </table:table-row>
        <table:table-row table:style-name="ro1">
          <table:table-cell table:formula="of:=IF([MAIN.A2]&gt;[MAIN.F2];[MAIN.A2];[MAIN.F2])" office:value-type="float" office:value="10">
            <text:p>10</text:p>
          </table:table-cell>
          <table:table-cell table:formula="of:=[MAIN.E2]" office:value-type="string" office:string-value="541-1.50KHCT-ND">
            <text:p>541-1.50KHCT-ND</text:p>
          </table:table-cell>
          <table:table-cell table:formula="of:=CONCATENATE(&quot;m_&quot;;SUBSTITUTE([MAIN.D2];&quot;, &quot;;&quot;/&quot;))" office:value-type="string" office:string-value="m_R19">
            <text:p>m_R19</text:p>
          </table:table-cell>
          <table:table-cell table:number-columns-repeated="253"/>
        </table:table-row>
        <table:table-row table:style-name="ro1">
          <table:table-cell table:formula="of:=IF([MAIN.A3]&gt;[MAIN.F3];[MAIN.A3];[MAIN.F3])" office:value-type="float" office:value="10">
            <text:p>10</text:p>
          </table:table-cell>
          <table:table-cell table:formula="of:=[MAIN.E3]" office:value-type="string" office:string-value="399-3121-1-ND">
            <text:p>399-3121-1-ND</text:p>
          </table:table-cell>
          <table:table-cell table:formula="of:=CONCATENATE(&quot;m_&quot;;SUBSTITUTE([MAIN.D3];&quot;, &quot;;&quot;/&quot;))" office:value-type="string" office:string-value="m_C24/C34">
            <text:p>m_C24/C34</text:p>
          </table:table-cell>
          <table:table-cell table:number-columns-repeated="253"/>
        </table:table-row>
        <table:table-row table:style-name="ro1">
          <table:table-cell table:formula="of:=IF([MAIN.A4]&gt;[MAIN.F4];[MAIN.A4];[MAIN.F4])" office:value-type="float" office:value="10">
            <text:p>10</text:p>
          </table:table-cell>
          <table:table-cell table:formula="of:=[MAIN.E4]" office:value-type="string" office:string-value="541-1.80KHCT-ND">
            <text:p>541-1.80KHCT-ND</text:p>
          </table:table-cell>
          <table:table-cell table:formula="of:=CONCATENATE(&quot;m_&quot;;SUBSTITUTE([MAIN.D4];&quot;, &quot;;&quot;/&quot;))" office:value-type="string" office:string-value="m_R9">
            <text:p>m_R9</text:p>
          </table:table-cell>
          <table:table-cell table:number-columns-repeated="253"/>
        </table:table-row>
        <table:table-row table:style-name="ro1">
          <table:table-cell table:formula="of:=IF([MAIN.A5]&gt;[MAIN.F5];[MAIN.A5];[MAIN.F5])" office:value-type="float" office:value="10">
            <text:p>10</text:p>
          </table:table-cell>
          <table:table-cell table:formula="of:=[MAIN.E5]" office:value-type="string" office:string-value="541-1.00KHCT-ND">
            <text:p>541-1.00KHCT-ND</text:p>
          </table:table-cell>
          <table:table-cell table:formula="of:=CONCATENATE(&quot;m_&quot;;SUBSTITUTE([MAIN.D5];&quot;, &quot;;&quot;/&quot;))" office:value-type="string" office:string-value="m_R2/R4/R13/R15/R16/R22">
            <text:p>m_R2/R4/R13/R15/R16/R22</text:p>
          </table:table-cell>
          <table:table-cell table:number-columns-repeated="253"/>
        </table:table-row>
        <table:table-row table:style-name="ro1">
          <table:table-cell table:formula="of:=IF([MAIN.A6]&gt;[MAIN.F6];[MAIN.A6];[MAIN.F6])" office:value-type="float" office:value="10">
            <text:p>10</text:p>
          </table:table-cell>
          <table:table-cell table:formula="of:=[MAIN.E6]" office:value-type="string" office:string-value="490-4520-1-ND">
            <text:p>490-4520-1-ND</text:p>
          </table:table-cell>
          <table:table-cell table:formula="of:=CONCATENATE(&quot;m_&quot;;SUBSTITUTE([MAIN.D6];&quot;, &quot;;&quot;/&quot;))" office:value-type="string" office:string-value="m_C16">
            <text:p>m_C16</text:p>
          </table:table-cell>
          <table:table-cell table:number-columns-repeated="253"/>
        </table:table-row>
        <table:table-row table:style-name="ro1">
          <table:table-cell table:formula="of:=IF([MAIN.A7]&gt;[MAIN.F7];[MAIN.A7];[MAIN.F7])" office:value-type="float" office:value="10">
            <text:p>10</text:p>
          </table:table-cell>
          <table:table-cell table:formula="of:=[MAIN.E7]" office:value-type="string" office:string-value="541-3.30KHCT-ND">
            <text:p>541-3.30KHCT-ND</text:p>
          </table:table-cell>
          <table:table-cell table:formula="of:=CONCATENATE(&quot;m_&quot;;SUBSTITUTE([MAIN.D7];&quot;, &quot;;&quot;/&quot;))" office:value-type="string" office:string-value="m_R8">
            <text:p>m_R8</text:p>
          </table:table-cell>
          <table:table-cell table:number-columns-repeated="253"/>
        </table:table-row>
        <table:table-row table:style-name="ro1">
          <table:table-cell table:formula="of:=IF([MAIN.A8]&gt;[MAIN.F8];[MAIN.A8];[MAIN.F8])" office:value-type="float" office:value="10">
            <text:p>10</text:p>
          </table:table-cell>
          <table:table-cell table:formula="of:=[MAIN.E8]" office:value-type="string" office:string-value="541-3.90KHCT-ND">
            <text:p>541-3.90KHCT-ND</text:p>
          </table:table-cell>
          <table:table-cell table:formula="of:=CONCATENATE(&quot;m_&quot;;SUBSTITUTE([MAIN.D8];&quot;, &quot;;&quot;/&quot;))" office:value-type="string" office:string-value="m_R3">
            <text:p>m_R3</text:p>
          </table:table-cell>
          <table:table-cell table:number-columns-repeated="253"/>
        </table:table-row>
        <table:table-row table:style-name="ro1">
          <table:table-cell table:formula="of:=IF([MAIN.A10]&gt;[MAIN.F10];[MAIN.A10];[MAIN.F10])" office:value-type="float" office:value="10">
            <text:p>10</text:p>
          </table:table-cell>
          <table:table-cell table:formula="of:=[MAIN.E10]" office:value-type="string" office:string-value="541-4.70KHCT-ND">
            <text:p>541-4.70KHCT-ND</text:p>
          </table:table-cell>
          <table:table-cell table:formula="of:=CONCATENATE(&quot;m_&quot;;SUBSTITUTE([MAIN.D10];&quot;, &quot;;&quot;/&quot;))" office:value-type="string" office:string-value="m_R1/R28/R29/R33/R34/R45/R46/R43/R44">
            <text:p>m_R1/R28/R29/R33/R34/R45/R46/R43/R44</text:p>
          </table:table-cell>
          <table:table-cell table:number-columns-repeated="253"/>
        </table:table-row>
        <table:table-row table:style-name="ro1">
          <table:table-cell table:formula="of:=IF([MAIN.A11]&gt;[MAIN.F11];[MAIN.A11];[MAIN.F11])" office:value-type="float" office:value="10">
            <text:p>10</text:p>
          </table:table-cell>
          <table:table-cell table:formula="of:=[MAIN.E11]" office:value-type="string" office:string-value="587-1442-1-ND">
            <text:p>587-1442-1-ND</text:p>
          </table:table-cell>
          <table:table-cell table:formula="of:=CONCATENATE(&quot;m_&quot;;SUBSTITUTE([MAIN.D11];&quot;, &quot;;&quot;/&quot;))" office:value-type="string" office:string-value="m_C18">
            <text:p>m_C18</text:p>
          </table:table-cell>
          <table:table-cell table:number-columns-repeated="253"/>
        </table:table-row>
        <table:table-row table:style-name="ro1">
          <table:table-cell table:formula="of:=IF([MAIN.A12]&gt;[MAIN.F12];[MAIN.A12];[MAIN.F12])" office:value-type="float" office:value="10">
            <text:p>10</text:p>
          </table:table-cell>
          <table:table-cell table:formula="of:=[MAIN.E12]" office:value-type="string" office:string-value="541-10.0KHCT-ND">
            <text:p>541-10.0KHCT-ND</text:p>
          </table:table-cell>
          <table:table-cell table:formula="of:=CONCATENATE(&quot;m_&quot;;SUBSTITUTE([MAIN.D12];&quot;, &quot;;&quot;/&quot;))" office:value-type="string" office:string-value="m_R7/R35/R36/R37">
            <text:p>m_R7/R35/R36/R37</text:p>
          </table:table-cell>
          <table:table-cell table:number-columns-repeated="253"/>
        </table:table-row>
        <table:table-row table:style-name="ro1">
          <table:table-cell table:formula="of:=IF([MAIN.A13]&gt;[MAIN.F13];[MAIN.A13];[MAIN.F13])" office:value-type="float" office:value="1">
            <text:p>1</text:p>
          </table:table-cell>
          <table:table-cell table:formula="of:=[MAIN.E13]" office:value-type="string" office:string-value="PCC1750CT-ND">
            <text:p>PCC1750CT-ND</text:p>
          </table:table-cell>
          <table:table-cell table:formula="of:=CONCATENATE(&quot;m_&quot;;SUBSTITUTE([MAIN.D13];&quot;, &quot;;&quot;/&quot;))" office:value-type="string" office:string-value="m_C19">
            <text:p>m_C19</text:p>
          </table:table-cell>
          <table:table-cell table:number-columns-repeated="253"/>
        </table:table-row>
        <table:table-row table:style-name="ro1">
          <table:table-cell table:formula="of:=IF([MAIN.A16]&gt;[MAIN.F16];[MAIN.A16];[MAIN.F16])" office:value-type="float" office:value="10">
            <text:p>10</text:p>
          </table:table-cell>
          <table:table-cell table:formula="of:=[MAIN.E16]" office:value-type="string" office:string-value="541-27.0KHCT-ND">
            <text:p>541-27.0KHCT-ND</text:p>
          </table:table-cell>
          <table:table-cell table:formula="of:=CONCATENATE(&quot;m_&quot;;SUBSTITUTE([MAIN.D16];&quot;, &quot;;&quot;/&quot;))" office:value-type="string" office:string-value="m_R10">
            <text:p>m_R10</text:p>
          </table:table-cell>
          <table:table-cell table:number-columns-repeated="253"/>
        </table:table-row>
        <table:table-row table:style-name="ro1">
          <table:table-cell table:formula="of:=IF([MAIN.A17]&gt;[MAIN.F17];[MAIN.A17];[MAIN.F17])" office:value-type="float" office:value="10">
            <text:p>10</text:p>
          </table:table-cell>
          <table:table-cell table:formula="of:=[MAIN.E17]" office:value-type="string" office:string-value="399-1052-1-ND">
            <text:p>399-1052-1-ND</text:p>
          </table:table-cell>
          <table:table-cell table:formula="of:=CONCATENATE(&quot;m_&quot;;SUBSTITUTE([MAIN.D17];&quot;, &quot;;&quot;/&quot;))" office:value-type="string" office:string-value="m_C7/C8/C28/C29">
            <text:p>m_C7/C8/C28/C29</text:p>
          </table:table-cell>
          <table:table-cell table:number-columns-repeated="253"/>
        </table:table-row>
        <table:table-row table:style-name="ro1">
          <table:table-cell table:formula="of:=IF([MAIN.A18]&gt;[MAIN.F18];[MAIN.A18];[MAIN.F18])" office:value-type="float" office:value="1">
            <text:p>1</text:p>
          </table:table-cell>
          <table:table-cell table:formula="of:=[MAIN.E18]" office:value-type="string" office:string-value="718-1304-1-ND">
            <text:p>718-1304-1-ND</text:p>
          </table:table-cell>
          <table:table-cell table:formula="of:=CONCATENATE(&quot;m_&quot;;SUBSTITUTE([MAIN.D18];&quot;, &quot;;&quot;/&quot;))" office:value-type="string" office:string-value="m_C17">
            <text:p>m_C17</text:p>
          </table:table-cell>
          <table:table-cell table:number-columns-repeated="253"/>
        </table:table-row>
        <table:table-row table:style-name="ro1">
          <table:table-cell table:formula="of:=IF([MAIN.A19]&gt;[MAIN.F19];[MAIN.A19];[MAIN.F19])" office:value-type="float" office:value="10">
            <text:p>10</text:p>
          </table:table-cell>
          <table:table-cell table:formula="of:=[MAIN.E19]" office:value-type="string" office:string-value="541-33.0HCT-ND">
            <text:p>541-33.0HCT-ND</text:p>
          </table:table-cell>
          <table:table-cell table:formula="of:=CONCATENATE(&quot;m_&quot;;SUBSTITUTE([MAIN.D19];&quot;, &quot;;&quot;/&quot;))" office:value-type="string" office:string-value="m_R17/R18">
            <text:p>m_R17/R18</text:p>
          </table:table-cell>
          <table:table-cell table:number-columns-repeated="253"/>
        </table:table-row>
        <table:table-row table:style-name="ro1">
          <table:table-cell table:formula="of:=IF([MAIN.A20]&gt;[MAIN.F20];[MAIN.A20];[MAIN.F20])" office:value-type="float" office:value="10">
            <text:p>10</text:p>
          </table:table-cell>
          <table:table-cell table:formula="of:=[MAIN.E20]" office:value-type="string" office:string-value="587-1125-1-ND">
            <text:p>587-1125-1-ND</text:p>
          </table:table-cell>
          <table:table-cell table:formula="of:=CONCATENATE(&quot;m_&quot;;SUBSTITUTE([MAIN.D20];&quot;, &quot;;&quot;/&quot;))" office:value-type="string" office:string-value="m_C25">
            <text:p>m_C25</text:p>
          </table:table-cell>
          <table:table-cell table:number-columns-repeated="253"/>
        </table:table-row>
        <table:table-row table:style-name="ro1">
          <table:table-cell table:formula="of:=IF([MAIN.A21]&gt;[MAIN.F21];[MAIN.A21];[MAIN.F21])" office:value-type="float" office:value="3">
            <text:p>3</text:p>
          </table:table-cell>
          <table:table-cell table:formula="of:=[MAIN.E21]" office:value-type="string" office:string-value="399-4719-1-ND">
            <text:p>399-4719-1-ND</text:p>
          </table:table-cell>
          <table:table-cell table:formula="of:=CONCATENATE(&quot;m_&quot;;SUBSTITUTE([MAIN.D21];&quot;, &quot;;&quot;/&quot;))" office:value-type="string" office:string-value="m_C6/C38/C40">
            <text:p>m_C6/C38/C40</text:p>
          </table:table-cell>
          <table:table-cell table:number-columns-repeated="253"/>
        </table:table-row>
        <table:table-row table:style-name="ro1">
          <table:table-cell table:formula="of:=IF([MAIN.A22]&gt;[MAIN.F22];[MAIN.A22];[MAIN.F22])" office:value-type="float" office:value="10">
            <text:p>10</text:p>
          </table:table-cell>
          <table:table-cell table:formula="of:=[MAIN.E22]" office:value-type="string" office:string-value="541-100.0HCT-ND">
            <text:p>541-100.0HCT-ND</text:p>
          </table:table-cell>
          <table:table-cell table:formula="of:=CONCATENATE(&quot;m_&quot;;SUBSTITUTE([MAIN.D22];&quot;, &quot;;&quot;/&quot;))" office:value-type="string" office:string-value="m_R12/R23">
            <text:p>m_R12/R23</text:p>
          </table:table-cell>
          <table:table-cell table:number-columns-repeated="253"/>
        </table:table-row>
        <table:table-row table:style-name="ro1">
          <table:table-cell table:formula="of:=IF([MAIN.A23]&gt;[MAIN.F23];[MAIN.A23];[MAIN.F23])" office:value-type="float" office:value="22">
            <text:p>22</text:p>
          </table:table-cell>
          <table:table-cell table:formula="of:=[MAIN.E23]" office:value-type="string" office:string-value="399-5089-1-ND">
            <text:p>399-5089-1-ND</text:p>
          </table:table-cell>
          <table:table-cell table:formula="of:=CONCATENATE(&quot;m_&quot;;SUBSTITUTE([MAIN.D23];&quot;, &quot;;&quot;/&quot;))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  <table:table-cell table:number-columns-repeated="253"/>
        </table:table-row>
        <table:table-row table:style-name="ro1">
          <table:table-cell table:formula="of:=IF([MAIN.A24]&gt;[MAIN.F24];[MAIN.A24];[MAIN.F24])" office:value-type="float" office:value="1">
            <text:p>1</text:p>
          </table:table-cell>
          <table:table-cell table:formula="of:=[MAIN.E24]" office:value-type="string" office:string-value="478-1724-1-ND">
            <text:p>478-1724-1-ND</text:p>
          </table:table-cell>
          <table:table-cell table:formula="of:=CONCATENATE(&quot;m_&quot;;SUBSTITUTE([MAIN.D24];&quot;, &quot;;&quot;/&quot;))" office:value-type="string" office:string-value="m_C1">
            <text:p>m_C1</text:p>
          </table:table-cell>
          <table:table-cell table:number-columns-repeated="253"/>
        </table:table-row>
        <table:table-row table:style-name="ro1">
          <table:table-cell table:formula="of:=IF([MAIN.A25]&gt;[MAIN.F25];[MAIN.A25];[MAIN.F25])" office:value-type="float" office:value="10">
            <text:p>10</text:p>
          </table:table-cell>
          <table:table-cell table:formula="of:=[MAIN.E25]" office:value-type="string" office:string-value="541-120KHCT-ND">
            <text:p>541-120KHCT-ND</text:p>
          </table:table-cell>
          <table:table-cell table:formula="of:=CONCATENATE(&quot;m_&quot;;SUBSTITUTE([MAIN.D25];&quot;, &quot;;&quot;/&quot;))" office:value-type="string" office:string-value="m_R11">
            <text:p>m_R11</text:p>
          </table:table-cell>
          <table:table-cell table:number-columns-repeated="253"/>
        </table:table-row>
        <table:table-row table:style-name="ro1">
          <table:table-cell table:formula="of:=IF([MAIN.A26]&gt;[MAIN.F26];[MAIN.A26];[MAIN.F26])" office:value-type="float" office:value="10">
            <text:p>10</text:p>
          </table:table-cell>
          <table:table-cell table:formula="of:=[MAIN.E26]" office:value-type="string" office:string-value="P200KHCT-ND">
            <text:p>P200KHCT-ND</text:p>
          </table:table-cell>
          <table:table-cell table:formula="of:=CONCATENATE(&quot;m_&quot;;SUBSTITUTE([MAIN.D26];&quot;, &quot;;&quot;/&quot;))" office:value-type="string" office:string-value="m_R25/R30/R47">
            <text:p>m_R25/R30/R47</text:p>
          </table:table-cell>
          <table:table-cell table:number-columns-repeated="253"/>
        </table:table-row>
        <table:table-row table:style-name="ro1">
          <table:table-cell table:formula="of:=IF([MAIN.A27]&gt;[MAIN.F27];[MAIN.A27];[MAIN.F27])" office:value-type="float" office:value="1">
            <text:p>1</text:p>
          </table:table-cell>
          <table:table-cell table:formula="of:=[MAIN.E27]" office:value-type="string" office:string-value="478-3929-1-ND">
            <text:p>478-3929-1-ND</text:p>
          </table:table-cell>
          <table:table-cell table:formula="of:=CONCATENATE(&quot;m_&quot;;SUBSTITUTE([MAIN.D27];&quot;, &quot;;&quot;/&quot;))" office:value-type="string" office:string-value="m_C3">
            <text:p>m_C3</text:p>
          </table:table-cell>
          <table:table-cell table:number-columns-repeated="253"/>
        </table:table-row>
        <table:table-row table:style-name="ro1">
          <table:table-cell table:formula="of:=IF([MAIN.A28]&gt;[MAIN.F28];[MAIN.A28];[MAIN.F28])" office:value-type="float" office:value="10">
            <text:p>10</text:p>
          </table:table-cell>
          <table:table-cell table:formula="of:=[MAIN.E28]" office:value-type="string" office:string-value="541-348HCT-ND">
            <text:p>541-348HCT-ND</text:p>
          </table:table-cell>
          <table:table-cell table:formula="of:=CONCATENATE(&quot;m_&quot;;SUBSTITUTE([MAIN.D28];&quot;, &quot;;&quot;/&quot;))" office:value-type="string" office:string-value="m_R14">
            <text:p>m_R14</text:p>
          </table:table-cell>
          <table:table-cell table:number-columns-repeated="253"/>
        </table:table-row>
        <table:table-row table:style-name="ro1">
          <table:table-cell table:formula="of:=IF([MAIN.A30]&gt;[MAIN.F30];[MAIN.A30];[MAIN.F30])" office:value-type="float" office:value="10">
            <text:p>10</text:p>
          </table:table-cell>
          <table:table-cell table:formula="of:=[MAIN.E30]" office:value-type="string" office:string-value="541-12.0KHCT-ND">
            <text:p>541-12.0KHCT-ND</text:p>
          </table:table-cell>
          <table:table-cell table:formula="of:=CONCATENATE(&quot;m_&quot;;SUBSTITUTE([MAIN.D30];&quot;, &quot;;&quot;/&quot;))" office:value-type="string" office:string-value="m_R6">
            <text:p>m_R6</text:p>
          </table:table-cell>
          <table:table-cell table:number-columns-repeated="253"/>
        </table:table-row>
        <table:table-row table:style-name="ro1">
          <table:table-cell table:formula="of:=IF([MAIN.A31]&gt;[MAIN.F31];[MAIN.A31];[MAIN.F31])" office:value-type="float" office:value="1">
            <text:p>1</text:p>
          </table:table-cell>
          <table:table-cell table:formula="of:=[MAIN.E31]" office:value-type="string" office:string-value="WM1741-ND">
            <text:p>WM1741-ND</text:p>
          </table:table-cell>
          <table:table-cell table:formula="of:=CONCATENATE(&quot;m_&quot;;SUBSTITUTE([MAIN.D31];&quot;, &quot;;&quot;/&quot;))" office:value-type="string" office:string-value="m_IMU">
            <text:p>m_IMU</text:p>
          </table:table-cell>
          <table:table-cell table:number-columns-repeated="253"/>
        </table:table-row>
        <table:table-row table:style-name="ro1">
          <table:table-cell table:formula="of:=IF([MAIN.A32]&gt;[MAIN.F32];[MAIN.A32];[MAIN.F32])" office:value-type="float" office:value="5">
            <text:p>5</text:p>
          </table:table-cell>
          <table:table-cell table:formula="of:=[MAIN.E32]" office:value-type="string" office:string-value="WM7620CT-ND">
            <text:p>WM7620CT-ND</text:p>
          </table:table-cell>
          <table:table-cell table:formula="of:=CONCATENATE(&quot;m_&quot;;SUBSTITUTE([MAIN.D32];&quot;, &quot;;&quot;/&quot;))" office:value-type="string" office:string-value="m_MC2/MC3/MC_1/MC_4/PS">
            <text:p>m_MC2/MC3/MC_1/MC_4/PS</text:p>
          </table:table-cell>
          <table:table-cell table:number-columns-repeated="253"/>
        </table:table-row>
        <table:table-row table:style-name="ro1">
          <table:table-cell table:formula="of:=IF([MAIN.A33]&gt;[MAIN.F33];[MAIN.A33];[MAIN.F33])" office:value-type="float" office:value="1">
            <text:p>1</text:p>
          </table:table-cell>
          <table:table-cell table:formula="of:=[MAIN.E33]" office:value-type="string" office:string-value="WM7621CT-ND">
            <text:p>WM7621CT-ND</text:p>
          </table:table-cell>
          <table:table-cell table:formula="of:=CONCATENATE(&quot;m_&quot;;SUBSTITUTE([MAIN.D33];&quot;, &quot;;&quot;/&quot;))" office:value-type="string" office:string-value="m_RC">
            <text:p>m_RC</text:p>
          </table:table-cell>
          <table:table-cell table:number-columns-repeated="253"/>
        </table:table-row>
        <table:table-row table:style-name="ro1">
          <table:table-cell table:formula="of:=IF([MAIN.A34]&gt;[MAIN.F34];[MAIN.A34];[MAIN.F34])" office:value-type="float" office:value="1">
            <text:p>1</text:p>
          </table:table-cell>
          <table:table-cell table:formula="of:=[MAIN.E34]" office:value-type="string" office:string-value="WM7623CT-ND">
            <text:p>WM7623CT-ND</text:p>
          </table:table-cell>
          <table:table-cell table:formula="of:=CONCATENATE(&quot;m_&quot;;SUBSTITUTE([MAIN.D34];&quot;, &quot;;&quot;/&quot;))" office:value-type="string" office:string-value="m_UART_1">
            <text:p>m_UART_1</text:p>
          </table:table-cell>
          <table:table-cell table:number-columns-repeated="253"/>
        </table:table-row>
        <table:table-row table:style-name="ro1">
          <table:table-cell table:formula="of:=IF([MAIN.A35]&gt;[MAIN.F35];[MAIN.A35];[MAIN.F35])" office:value-type="float" office:value="1">
            <text:p>1</text:p>
          </table:table-cell>
          <table:table-cell table:formula="of:=[MAIN.E35]" office:value-type="string" office:string-value="WM7624CT-ND">
            <text:p>WM7624CT-ND</text:p>
          </table:table-cell>
          <table:table-cell table:formula="of:=CONCATENATE(&quot;m_&quot;;SUBSTITUTE([MAIN.D35];&quot;, &quot;;&quot;/&quot;))" office:value-type="string" office:string-value="m_UART_0">
            <text:p>m_UART_0</text:p>
          </table:table-cell>
          <table:table-cell table:number-columns-repeated="253"/>
        </table:table-row>
        <table:table-row table:style-name="ro1">
          <table:table-cell table:formula="of:=IF([MAIN.A36]&gt;[MAIN.F36];[MAIN.A36];[MAIN.F36])" office:value-type="float" office:value="1">
            <text:p>1</text:p>
          </table:table-cell>
          <table:table-cell table:formula="of:=[MAIN.E36]" office:value-type="string" office:string-value="WM7625CT-ND">
            <text:p>WM7625CT-ND</text:p>
          </table:table-cell>
          <table:table-cell table:formula="of:=CONCATENATE(&quot;m_&quot;;SUBSTITUTE([MAIN.D36];&quot;, &quot;;&quot;/&quot;))" office:value-type="string" office:string-value="m_CAM">
            <text:p>m_CAM</text:p>
          </table:table-cell>
          <table:table-cell table:number-columns-repeated="253"/>
        </table:table-row>
        <table:table-row table:style-name="ro1">
          <table:table-cell table:formula="of:=IF([MAIN.A37]&gt;[MAIN.F37];[MAIN.A37];[MAIN.F37])" office:value-type="float" office:value="2">
            <text:p>2</text:p>
          </table:table-cell>
          <table:table-cell table:formula="of:=[MAIN.E37]" office:value-type="string" office:string-value="WM7626CT-ND">
            <text:p>WM7626CT-ND</text:p>
          </table:table-cell>
          <table:table-cell table:formula="of:=CONCATENATE(&quot;m_&quot;;SUBSTITUTE([MAIN.D37];&quot;, &quot;;&quot;/&quot;))" office:value-type="string" office:string-value="m_GPS/SPI_0">
            <text:p>m_GPS/SPI_0</text:p>
          </table:table-cell>
          <table:table-cell table:number-columns-repeated="253"/>
        </table:table-row>
        <table:table-row table:style-name="ro1">
          <table:table-cell table:formula="of:=IF([MAIN.A38]&gt;[MAIN.F38];[MAIN.A38];[MAIN.F38])" office:value-type="float" office:value="1">
            <text:p>1</text:p>
          </table:table-cell>
          <table:table-cell table:formula="of:=[MAIN.E38]" office:value-type="string" office:string-value="AD8552ARUZ-ND">
            <text:p>AD8552ARUZ-ND</text:p>
          </table:table-cell>
          <table:table-cell table:formula="of:=CONCATENATE(&quot;m_&quot;;SUBSTITUTE([MAIN.D38];&quot;, &quot;;&quot;/&quot;))" office:value-type="string" office:string-value="m_U$5">
            <text:p>m_U$5</text:p>
          </table:table-cell>
          <table:table-cell table:number-columns-repeated="253"/>
        </table:table-row>
        <table:table-row table:style-name="ro1">
          <table:table-cell table:formula="of:=IF([MAIN.A39]&gt;[MAIN.F39];[MAIN.A39];[MAIN.F39])" office:value-type="float" office:value="1">
            <text:p>1</text:p>
          </table:table-cell>
          <table:table-cell table:formula="of:=[MAIN.E39]" office:value-type="string" office:string-value="CTX639CT-ND">
            <text:p>CTX639CT-ND</text:p>
          </table:table-cell>
          <table:table-cell table:formula="of:=CONCATENATE(&quot;m_&quot;;SUBSTITUTE([MAIN.D39];&quot;, &quot;;&quot;/&quot;))" office:value-type="string" office:string-value="m_U$4">
            <text:p>m_U$4</text:p>
          </table:table-cell>
          <table:table-cell table:number-columns-repeated="253"/>
        </table:table-row>
        <table:table-row table:style-name="ro1">
          <table:table-cell table:formula="of:=IF([MAIN.A40]&gt;[MAIN.F40];[MAIN.A40];[MAIN.F40])" office:value-type="float" office:value="1">
            <text:p>1</text:p>
          </table:table-cell>
          <table:table-cell table:formula="of:=[MAIN.E40]" office:value-type="string" office:string-value="DDTA143ZCADICT-ND">
            <text:p>DDTA143ZCADICT-ND</text:p>
          </table:table-cell>
          <table:table-cell table:formula="of:=CONCATENATE(&quot;m_&quot;;SUBSTITUTE([MAIN.D40];&quot;, &quot;;&quot;/&quot;))" office:value-type="string" office:string-value="m_Q1">
            <text:p>m_Q1</text:p>
          </table:table-cell>
          <table:table-cell table:number-columns-repeated="253"/>
        </table:table-row>
        <table:table-row table:style-name="ro1">
          <table:table-cell table:formula="of:=IF([MAIN.A#REF!]&gt;[MAIN.F#REF!];[MAIN.A#REF!];[MAIN.F#REF!])" office:value-type="float" office:value="0">
            <text:p>#REF!</text:p>
          </table:table-cell>
          <table:table-cell table:formula="of:=[MAIN.E#REF!]" office:value-type="float" office:value="0">
            <text:p>#REF!</text:p>
          </table:table-cell>
          <table:table-cell table:formula="of:=CONCATENATE(&quot;m_&quot;;SUBSTITUTE([MAIN.D#REF!];&quot;, &quot;;&quot;/&quot;))" office:value-type="float" office:value="0">
            <text:p>#REF!</text:p>
          </table:table-cell>
          <table:table-cell table:number-columns-repeated="253"/>
        </table:table-row>
        <table:table-row table:style-name="ro1">
          <table:table-cell table:formula="of:=IF([MAIN.A41]&gt;[MAIN.F41];[MAIN.A41];[MAIN.F41])" office:value-type="float" office:value="1">
            <text:p>1</text:p>
          </table:table-cell>
          <table:table-cell table:formula="of:=[MAIN.E41]" office:value-type="string" office:string-value="LM317MDTXFSCT-ND">
            <text:p>LM317MDTXFSCT-ND</text:p>
          </table:table-cell>
          <table:table-cell table:formula="of:=CONCATENATE(&quot;m_&quot;;SUBSTITUTE([MAIN.D41];&quot;, &quot;;&quot;/&quot;))" office:value-type="string" office:string-value="m_REG6V5A">
            <text:p>m_REG6V5A</text:p>
          </table:table-cell>
          <table:table-cell table:number-columns-repeated="253"/>
        </table:table-row>
        <table:table-row table:style-name="ro1">
          <table:table-cell table:formula="of:=IF([MAIN.A42]&gt;[MAIN.F42];[MAIN.A42];[MAIN.F42])" office:value-type="float" office:value="1">
            <text:p>1</text:p>
          </table:table-cell>
          <table:table-cell table:formula="of:=[MAIN.E42]" office:value-type="string" office:string-value="LM3940IMP-3.3CT-ND">
            <text:p>LM3940IMP-3.3CT-ND</text:p>
          </table:table-cell>
          <table:table-cell table:formula="of:=CONCATENATE(&quot;m_&quot;;SUBSTITUTE([MAIN.D42];&quot;, &quot;;&quot;/&quot;))" office:value-type="string" office:string-value="m_REG3V3D">
            <text:p>m_REG3V3D</text:p>
          </table:table-cell>
          <table:table-cell table:number-columns-repeated="253"/>
        </table:table-row>
        <table:table-row table:style-name="ro1">
          <table:table-cell table:formula="of:=IF([MAIN.A43]&gt;[MAIN.F43];[MAIN.A43];[MAIN.F43])" office:value-type="float" office:value="1">
            <text:p>1</text:p>
          </table:table-cell>
          <table:table-cell table:formula="of:=[MAIN.E43]" office:value-type="string" office:string-value="LM4041CIM7-ADJCT-ND">
            <text:p>LM4041CIM7-ADJCT-ND</text:p>
          </table:table-cell>
          <table:table-cell table:formula="of:=CONCATENATE(&quot;m_&quot;;SUBSTITUTE([MAIN.D43];&quot;, &quot;;&quot;/&quot;))" office:value-type="string" office:string-value="m_U$10">
            <text:p>m_U$10</text:p>
          </table:table-cell>
          <table:table-cell table:number-columns-repeated="253"/>
        </table:table-row>
        <table:table-row table:style-name="ro1">
          <table:table-cell table:formula="of:=IF([MAIN.A44]&gt;[MAIN.F44];[MAIN.A44];[MAIN.F44])" office:value-type="float" office:value="1">
            <text:p>1</text:p>
          </table:table-cell>
          <table:table-cell table:formula="of:=[MAIN.E44]" office:value-type="string" office:string-value="LP2992AIM5-5.0CT-ND">
            <text:p>LP2992AIM5-5.0CT-ND</text:p>
          </table:table-cell>
          <table:table-cell table:formula="of:=CONCATENATE(&quot;m_&quot;;SUBSTITUTE([MAIN.D44];&quot;, &quot;;&quot;/&quot;))" office:value-type="string" office:string-value="m_REG5VA">
            <text:p>m_REG5VA</text:p>
          </table:table-cell>
          <table:table-cell table:number-columns-repeated="253"/>
        </table:table-row>
        <table:table-row table:style-name="ro1">
          <table:table-cell table:formula="of:=IF([MAIN.A45]&gt;[MAIN.F45];[MAIN.A45];[MAIN.F45])" office:value-type="float" office:value="1">
            <text:p>1</text:p>
          </table:table-cell>
          <table:table-cell table:formula="of:=[MAIN.E45]" office:value-type="string" office:string-value="568-1765-ND">
            <text:p>568-1765-ND</text:p>
          </table:table-cell>
          <table:table-cell table:formula="of:=CONCATENATE(&quot;m_&quot;;SUBSTITUTE([MAIN.D45];&quot;, &quot;;&quot;/&quot;))" office:value-type="string" office:string-value="m_U$1">
            <text:p>m_U$1</text:p>
          </table:table-cell>
          <table:table-cell table:number-columns-repeated="253"/>
        </table:table-row>
        <table:table-row table:style-name="ro1">
          <table:table-cell table:formula="of:=IF([MAIN.A46]&gt;[MAIN.F46];[MAIN.A46];[MAIN.F46])" office:value-type="float" office:value="1">
            <text:p>1</text:p>
          </table:table-cell>
          <table:table-cell table:formula="of:=[MAIN.E46]" office:value-type="string" office:string-value="LTC2485CDD#PBF-ND">
            <text:p>LTC2485CDD#PBF-ND</text:p>
          </table:table-cell>
          <table:table-cell table:formula="of:=CONCATENATE(&quot;m_&quot;;SUBSTITUTE([MAIN.D46];&quot;, &quot;;&quot;/&quot;))" office:value-type="string" office:string-value="m_U$9">
            <text:p>m_U$9</text:p>
          </table:table-cell>
          <table:table-cell table:number-columns-repeated="253"/>
        </table:table-row>
        <table:table-row table:style-name="ro1">
          <table:table-cell table:formula="of:=IF([MAIN.A47]&gt;[MAIN.F47];[MAIN.A47];[MAIN.F47])" office:value-type="float" office:value="1">
            <text:p>1</text:p>
          </table:table-cell>
          <table:table-cell table:formula="of:=[MAIN.E47]" office:value-type="string" office:string-value="H2959CT-ND">
            <text:p>H2959CT-ND</text:p>
          </table:table-cell>
          <table:table-cell table:formula="of:=CONCATENATE(&quot;m_&quot;;SUBSTITUTE([MAIN.D47];&quot;, &quot;;&quot;/&quot;))" office:value-type="string" office:string-value="m_X5">
            <text:p>m_X5</text:p>
          </table:table-cell>
          <table:table-cell table:number-columns-repeated="253"/>
        </table:table-row>
        <table:table-row table:style-name="ro1">
          <table:table-cell table:formula="of:=IF([MAIN.A48]&gt;[MAIN.F48];[MAIN.A48];[MAIN.F48])" office:value-type="float" office:value="1">
            <text:p>1</text:p>
          </table:table-cell>
          <table:table-cell table:formula="of:=[MAIN.E48]" office:value-type="string" office:string-value="N/A">
            <text:p>N/A</text:p>
          </table:table-cell>
          <table:table-cell table:formula="of:=CONCATENATE(&quot;m_&quot;;SUBSTITUTE([MAIN.D48];&quot;, &quot;;&quot;/&quot;))" office:value-type="string" office:string-value="m_U$2">
            <text:p>m_U$2</text:p>
          </table:table-cell>
          <table:table-cell table:number-columns-repeated="253"/>
        </table:table-row>
        <table:table-row table:style-name="ro1">
          <table:table-cell table:formula="of:=IF([MAIN.A49]&gt;[MAIN.F49];[MAIN.A49];[MAIN.F49])" office:value-type="float" office:value="2">
            <text:p>2</text:p>
          </table:table-cell>
          <table:table-cell table:formula="of:=[MAIN.E49]" office:value-type="string" office:string-value="568-4214-1-ND">
            <text:p>568-4214-1-ND</text:p>
          </table:table-cell>
          <table:table-cell table:formula="of:=CONCATENATE(&quot;m_&quot;;SUBSTITUTE([MAIN.D49];&quot;, &quot;;&quot;/&quot;))" office:value-type="string" office:string-value="m_LT_I2C/U$11">
            <text:p>m_LT_I2C/U$11</text:p>
          </table:table-cell>
          <table:table-cell table:number-columns-repeated="253"/>
        </table:table-row>
        <table:table-row table:style-name="ro1">
          <table:table-cell table:formula="of:=IF([MAIN.A50]&gt;[MAIN.F50];[MAIN.A50];[MAIN.F50])" office:value-type="float" office:value="1">
            <text:p>1</text:p>
          </table:table-cell>
          <table:table-cell table:formula="of:=[MAIN.E50]" office:value-type="string" office:string-value="296-20432-ND">
            <text:p>296-20432-ND</text:p>
          </table:table-cell>
          <table:table-cell table:formula="of:=CONCATENATE(&quot;m_&quot;;SUBSTITUTE([MAIN.D50];&quot;, &quot;;&quot;/&quot;))" office:value-type="string" office:string-value="m_REG5VD">
            <text:p>m_REG5VD</text:p>
          </table:table-cell>
          <table:table-cell table:number-columns-repeated="253"/>
        </table:table-row>
        <table:table-row table:style-name="ro1">
          <table:table-cell table:formula="of:=IF([MAIN.A51]&gt;[MAIN.F51];[MAIN.A51];[MAIN.F51])" office:value-type="float" office:value="1">
            <text:p>1</text:p>
          </table:table-cell>
          <table:table-cell table:formula="of:=[MAIN.E51]" office:value-type="string" office:string-value="N/A">
            <text:p>N/A</text:p>
          </table:table-cell>
          <table:table-cell table:formula="of:=CONCATENATE(&quot;m_&quot;;SUBSTITUTE([MAIN.D51];&quot;, &quot;;&quot;/&quot;))" office:value-type="string" office:string-value="m_R40">
            <text:p>m_R40</text:p>
          </table:table-cell>
          <table:table-cell table:number-columns-repeated="253"/>
        </table:table-row>
        <table:table-row table:style-name="ro1">
          <table:table-cell table:formula="of:=IF([MAIN.A52]&gt;[MAIN.F52];[MAIN.A52];[MAIN.F52])" office:value-type="float" office:value="1">
            <text:p>1</text:p>
          </table:table-cell>
          <table:table-cell table:formula="of:=[MAIN.E52]" office:value-type="string" office:string-value="N/A">
            <text:p>N/A</text:p>
          </table:table-cell>
          <table:table-cell table:formula="of:=CONCATENATE(&quot;m_&quot;;SUBSTITUTE([MAIN.D52];&quot;, &quot;;&quot;/&quot;))" office:value-type="string" office:string-value="m_R39">
            <text:p>m_R39</text:p>
          </table:table-cell>
          <table:table-cell table:number-columns-repeated="253"/>
        </table:table-row>
        <table:table-row table:style-name="ro1">
          <table:table-cell table:formula="of:=IF([MAIN.A53]&gt;[MAIN.F53];[MAIN.A53];[MAIN.F53])" office:value-type="float" office:value="4">
            <text:p>4</text:p>
          </table:table-cell>
          <table:table-cell table:formula="of:=[MAIN.E53]" office:value-type="string" office:string-value="P11505CT-ND">
            <text:p>P11505CT-ND</text:p>
          </table:table-cell>
          <table:table-cell table:formula="of:=CONCATENATE(&quot;m_&quot;;SUBSTITUTE([MAIN.D53];&quot;, &quot;;&quot;/&quot;))" office:value-type="string" office:string-value="m_LED1,LED2,LED3,LED4">
            <text:p>m_LED1,LED2,LED3,LED4</text:p>
          </table:table-cell>
          <table:table-cell table:number-columns-repeated="253"/>
        </table:table-row>
        <table:table-row table:style-name="ro1">
          <table:table-cell table:formula="of:=IF([MAIN.A54]&gt;[MAIN.F54];[MAIN.A54];[MAIN.F54])" office:value-type="float" office:value="1">
            <text:p>1</text:p>
          </table:table-cell>
          <table:table-cell table:formula="of:=[MAIN.E54]" office:value-type="string" office:string-value="N/A">
            <text:p>N/A</text:p>
          </table:table-cell>
          <table:table-cell table:formula="of:=CONCATENATE(&quot;m_&quot;;SUBSTITUTE([MAIN.D54];&quot;, &quot;;&quot;/&quot;))" office:value-type="string" office:string-value="m_R38">
            <text:p>m_R38</text:p>
          </table:table-cell>
          <table:table-cell table:number-columns-repeated="253"/>
        </table:table-row>
        <table:table-row table:style-name="ro1">
          <table:table-cell table:formula="of:=IF([MAIN.A55]&gt;[MAIN.F55];[MAIN.A55];[MAIN.F55])" office:value-type="float" office:value="4">
            <text:p>4</text:p>
          </table:table-cell>
          <table:table-cell table:formula="of:=[MAIN.E55]" office:value-type="string" office:string-value="N/A">
            <text:p>N/A</text:p>
          </table:table-cell>
          <table:table-cell table:formula="of:=CONCATENATE(&quot;m_&quot;;SUBSTITUTE([MAIN.D55];&quot;, &quot;;&quot;/&quot;))" office:value-type="string" office:string-value="m_BAT_IN/BAT_IN1/GND_IN/GND_IN1">
            <text:p>m_BAT_IN/BAT_IN1/GND_IN/GND_IN1</text:p>
          </table:table-cell>
          <table:table-cell table:number-columns-repeated="253"/>
        </table:table-row>
        <table:table-row table:style-name="ro1">
          <table:table-cell table:formula="of:=IF([MAIN.A56]&gt;[MAIN.F56];[MAIN.A56];[MAIN.F56])" office:value-type="float" office:value="3">
            <text:p>3</text:p>
          </table:table-cell>
          <table:table-cell table:formula="of:=[MAIN.E56]" office:value-type="string" office:string-value="SW1020CT-ND">
            <text:p>SW1020CT-ND</text:p>
          </table:table-cell>
          <table:table-cell table:formula="of:=CONCATENATE(&quot;m_&quot;;SUBSTITUTE([MAIN.D56];&quot;, &quot;;&quot;/&quot;))" office:value-type="string" office:string-value="m_U$6/U$7/U$14">
            <text:p>m_U$6/U$7/U$14</text:p>
          </table:table-cell>
          <table:table-cell table:number-columns-repeated="253"/>
        </table:table-row>
        <table:table-row table:style-name="ro1">
          <table:table-cell table:formula="of:=IF([MAIN.A57]&gt;[MAIN.F57];[MAIN.A57];[MAIN.F57])" office:value-type="float" office:value="1">
            <text:p>1</text:p>
          </table:table-cell>
          <table:table-cell table:formula="of:=[MAIN.E57]" office:value-type="string" office:string-value="SW1023CT-ND">
            <text:p>SW1023CT-ND</text:p>
          </table:table-cell>
          <table:table-cell table:formula="of:=CONCATENATE(&quot;m_&quot;;SUBSTITUTE([MAIN.D57];&quot;, &quot;;&quot;/&quot;))" office:value-type="string" office:string-value="m_U$3">
            <text:p>m_U$3</text:p>
          </table:table-cell>
          <table:table-cell table:number-columns-repeated="253"/>
        </table:table-row>
        <table:table-row table:style-name="ro1">
          <table:table-cell table:formula="of:=IF([MAIN.A58]&gt;[MAIN.F58];[MAIN.A58];[MAIN.F58])" office:value-type="float" office:value="2">
            <text:p>2</text:p>
          </table:table-cell>
          <table:table-cell table:formula="of:=[MAIN.E58]" office:value-type="string" office:string-value="296-21265-1-ND">
            <text:p>296-21265-1-ND</text:p>
          </table:table-cell>
          <table:table-cell table:formula="of:=CONCATENATE(&quot;m_&quot;;SUBSTITUTE([MAIN.D58];&quot;, &quot;;&quot;/&quot;))" office:value-type="string" office:string-value="m_U$12/U$13">
            <text:p>m_U$12/U$13</text:p>
          </table:table-cell>
          <table:table-cell table:number-columns-repeated="253"/>
        </table:table-row>
        <table:table-row table:style-name="ro1">
          <table:table-cell table:formula="of:=IF([MAIN.A59]&gt;[MAIN.F59];[MAIN.A59];[MAIN.F59])" office:value-type="float" office:value="1">
            <text:p>1</text:p>
          </table:table-cell>
          <table:table-cell table:formula="of:=[MAIN.E59]" office:value-type="string" office:string-value="296-21931-1-ND">
            <text:p>296-21931-1-ND</text:p>
          </table:table-cell>
          <table:table-cell table:formula="of:=CONCATENATE(&quot;m_&quot;;SUBSTITUTE([MAIN.D59];&quot;, &quot;;&quot;/&quot;))" office:value-type="string" office:string-value="m_U$8">
            <text:p>m_U$8</text:p>
          </table:table-cell>
          <table:table-cell table:number-columns-repeated="253"/>
        </table:table-row>
        <table:table-row table:style-name="ro1">
          <table:table-cell table:formula="of:=IF([MAIN.A#REF!]&gt;[MAIN.F#REF!];[MAIN.A#REF!];[MAIN.F#REF!])" office:value-type="float" office:value="0">
            <text:p>#REF!</text:p>
          </table:table-cell>
          <table:table-cell table:formula="of:=[MAIN.E#REF!]" office:value-type="float" office:value="0">
            <text:p>#REF!</text:p>
          </table:table-cell>
          <table:table-cell table:formula="of:=CONCATENATE(&quot;m_&quot;;SUBSTITUTE([MAIN.D#REF!];&quot;, &quot;;&quot;/&quot;))" office:value-type="float" office:value="0">
            <text:p>#REF!</text:p>
          </table:table-cell>
          <table:table-cell table:number-columns-repeated="253"/>
        </table:table-row>
        <table:table-row table:style-name="ro1">
          <table:table-cell table:style-name="ce13" table:formula="of:=IF([IMU.A2]&gt;[IMU.F2];[IMU.A2];[IMU.F2])" office:value-type="float" office:value="5">
            <text:p>5</text:p>
          </table:table-cell>
          <table:table-cell table:style-name="ce13" table:formula="of:=[IMU.E2]" office:value-type="string" office:string-value="RMCF1/160RCT-ND">
            <text:p>RMCF1/160RCT-ND</text:p>
          </table:table-cell>
          <table:table-cell table:style-name="ce13" table:formula="of:=CONCATENATE(&quot;i_&quot;;SUBSTITUTE([IMU.D2];&quot;, &quot;;&quot;/&quot;))" office:value-type="string" office:string-value="i_R8/R9/R10/xz_R1/yz_R5">
            <text:p>i_R8/R9/R10/xz_R1/yz_R5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3]&gt;[IMU.F3];[IMU.A3];[IMU.F3])" office:value-type="float" office:value="10">
            <text:p>10</text:p>
          </table:table-cell>
          <table:table-cell table:style-name="ce13" table:formula="of:=[IMU.E3]" office:value-type="string" office:string-value="490-4520-1-ND">
            <text:p>490-4520-1-ND</text:p>
          </table:table-cell>
          <table:table-cell table:style-name="ce13" table:formula="of:=CONCATENATE(&quot;i_&quot;;SUBSTITUTE([IMU.D3];&quot;, &quot;;&quot;/&quot;))" office:value-type="string" office:string-value="i_C22/C24">
            <text:p>i_C22/C24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4]&gt;[IMU.F4];[IMU.A4];[IMU.F4])" office:value-type="float" office:value="10">
            <text:p>10</text:p>
          </table:table-cell>
          <table:table-cell table:style-name="ce13" table:formula="of:=[IMU.E4]" office:value-type="string" office:string-value="587-1442-1-ND">
            <text:p>587-1442-1-ND</text:p>
          </table:table-cell>
          <table:table-cell table:style-name="ce13" table:formula="of:=CONCATENATE(&quot;i_&quot;;SUBSTITUTE([IMU.D4];&quot;, &quot;;&quot;/&quot;))" office:value-type="string" office:string-value="i_C25/C26/C21">
            <text:p>i_C25/C26/C21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5]&gt;[IMU.F5];[IMU.A5];[IMU.F5])" office:value-type="float" office:value="10">
            <text:p>10</text:p>
          </table:table-cell>
          <table:table-cell table:style-name="ce13" table:formula="of:=[IMU.E5]" office:value-type="string" office:string-value="P10.0KHCT-ND">
            <text:p>P10.0KHCT-ND</text:p>
          </table:table-cell>
          <table:table-cell table:style-name="ce13" table:formula="of:=CONCATENATE(&quot;i_&quot;;SUBSTITUTE([IMU.D5];&quot;, &quot;;&quot;/&quot;))" office:value-type="string" office:string-value="i_R3/R5/R11">
            <text:p>i_R3/R5/R11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6]&gt;[IMU.F6];[IMU.A6];[IMU.F6])" office:value-type="float" office:value="2">
            <text:p>2</text:p>
          </table:table-cell>
          <table:table-cell table:style-name="ce13" table:formula="of:=[IMU.E6]" office:value-type="string" office:string-value="PCC1750CT-ND">
            <text:p>PCC1750CT-ND</text:p>
          </table:table-cell>
          <table:table-cell table:style-name="ce13" table:formula="of:=CONCATENATE(&quot;i_&quot;;SUBSTITUTE([IMU.D6];&quot;, &quot;;&quot;/&quot;))" office:value-type="string" office:string-value="i_C4/C15">
            <text:p>i_C4/C15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7]&gt;[IMU.F7];[IMU.A7];[IMU.F7])" office:value-type="float" office:value="10">
            <text:p>10</text:p>
          </table:table-cell>
          <table:table-cell table:style-name="ce13" table:formula="of:=[IMU.E7]" office:value-type="string" office:string-value="587-1442-1-ND">
            <text:p>587-1442-1-ND</text:p>
          </table:table-cell>
          <table:table-cell table:style-name="ce13" table:formula="of:=CONCATENATE(&quot;i_&quot;;SUBSTITUTE([IMU.D7];&quot;, &quot;;&quot;/&quot;))" office:value-type="string" office:string-value="i_C1/C16">
            <text:p>i_C1/C16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8]&gt;[IMU.F8];[IMU.A8];[IMU.F8])" office:value-type="float" office:value="10">
            <text:p>10</text:p>
          </table:table-cell>
          <table:table-cell table:style-name="ce13" table:formula="of:=[IMU.E8]" office:value-type="string" office:string-value="P12.0KHCT-ND">
            <text:p>P12.0KHCT-ND</text:p>
          </table:table-cell>
          <table:table-cell table:style-name="ce13" table:formula="of:=CONCATENATE(&quot;i_&quot;;SUBSTITUTE([IMU.D8];&quot;, &quot;;&quot;/&quot;))" office:value-type="string" office:string-value="i_R6/R7/yz_R1/yz_R4">
            <text:p>i_R6/R7/yz_R1/yz_R4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9]&gt;[IMU.F9];[IMU.A9];[IMU.F9])" office:value-type="float" office:value="10">
            <text:p>10</text:p>
          </table:table-cell>
          <table:table-cell table:style-name="ce13" table:formula="of:=[IMU.E9]" office:value-type="string" office:string-value="478-3722-1-ND">
            <text:p>478-3722-1-ND</text:p>
          </table:table-cell>
          <table:table-cell table:style-name="ce13" table:formula="of:=CONCATENATE(&quot;i_&quot;;SUBSTITUTE([IMU.D9];&quot;, &quot;;&quot;/&quot;))" office:value-type="string" office:string-value="i_C5/C8/C13/xz_C15/xz_C16/xz_C21/yz_C15/yz_C16/yz_C21">
            <text:p>i_C5/C8/C13/xz_C15/xz_C16/xz_C21/yz_C15/yz_C16/yz_C21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0]&gt;[IMU.F10];[IMU.A10];[IMU.F10])" office:value-type="float" office:value="10">
            <text:p>10</text:p>
          </table:table-cell>
          <table:table-cell table:style-name="ce13" table:formula="of:=[IMU.E10]" office:value-type="string" office:string-value="P39.0KHCT-ND">
            <text:p>P39.0KHCT-ND</text:p>
          </table:table-cell>
          <table:table-cell table:style-name="ce13" table:formula="of:=CONCATENATE(&quot;i_&quot;;SUBSTITUTE([IMU.D10];&quot;, &quot;;&quot;/&quot;))" office:value-type="string" office:string-value="i_R4">
            <text:p>i_R4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1]&gt;[IMU.F11];[IMU.A11];[IMU.F11])" office:value-type="float" office:value="10">
            <text:p>10</text:p>
          </table:table-cell>
          <table:table-cell table:style-name="ce13" table:formula="of:=[IMU.E11]" office:value-type="string" office:string-value="P43.0HCT-ND">
            <text:p>P43.0HCT-ND</text:p>
          </table:table-cell>
          <table:table-cell table:style-name="ce13" table:formula="of:=CONCATENATE(&quot;i_&quot;;SUBSTITUTE([IMU.D11];&quot;, &quot;;&quot;/&quot;))" office:value-type="string" office:string-value="i_R1/R2">
            <text:p>i_R1/R2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2]&gt;[IMU.F12];[IMU.A12];[IMU.F12])" office:value-type="float" office:value="10">
            <text:p>10</text:p>
          </table:table-cell>
          <table:table-cell table:style-name="ce13" table:formula="of:=[IMU.E12]" office:value-type="string" office:string-value="478-3716-1-ND">
            <text:p>478-3716-1-ND</text:p>
          </table:table-cell>
          <table:table-cell table:style-name="ce13" table:formula="of:=CONCATENATE(&quot;i_&quot;;SUBSTITUTE([IMU.D12];&quot;, &quot;;&quot;/&quot;))" office:value-type="string" office:string-value="i_C12/xz_C20/yz_C20">
            <text:p>i_C12/xz_C20/yz_C20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3]&gt;[IMU.F13];[IMU.A13];[IMU.F13])" office:value-type="float" office:value="24">
            <text:p>24</text:p>
          </table:table-cell>
          <table:table-cell table:style-name="ce13" table:formula="of:=[IMU.E13]" office:value-type="string" office:string-value="399-5089-1-ND">
            <text:p>399-5089-1-ND</text:p>
          </table:table-cell>
          <table:table-cell table:style-name="ce13" table:formula="of:=CONCATENATE(&quot;i_&quot;;SUBSTITUTE([IMU.D13];&quot;, &quot;;&quot;/&quot;))" office:value-type="string" office:string-value="i_C2/C3/C6/C7/C9/C10/C11/C14/C17/C18/C19/C20/C23/C33/C34/xz_C17/xz_C18/xz_C19/yz_C17,yz_ C18,yz_ C19/yz_C23/yz_C33/yz_C34">
            <text:p>i_C2/C3/C6/C7/C9/C10/C11/C14/C17/C18/C19/C20/C23/C33/C34/xz_C17/xz_C18/xz_C19/yz_C17,yz_ C18,yz_ C19/yz_C23/yz_C33/yz_C34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4]&gt;[IMU.F14];[IMU.A14];[IMU.F14])" office:value-type="float" office:value="1">
            <text:p>1</text:p>
          </table:table-cell>
          <table:table-cell table:style-name="ce13" table:formula="of:=[IMU.E14]" office:value-type="string" office:string-value="WM1739-ND">
            <text:p>WM1739-ND</text:p>
          </table:table-cell>
          <table:table-cell table:style-name="ce13" table:formula="of:=CONCATENATE(&quot;i_&quot;;SUBSTITUTE([IMU.D14];&quot;, &quot;;&quot;/&quot;))" office:value-type="string" office:string-value="i_X2">
            <text:p>i_X2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5]&gt;[IMU.F15];[IMU.A15];[IMU.F15])" office:value-type="float" office:value="2">
            <text:p>2</text:p>
          </table:table-cell>
          <table:table-cell table:style-name="ce13" table:formula="of:=[IMU.E15]" office:value-type="string" office:string-value="ADXL320JCP-ND">
            <text:p>ADXL320JCP-ND</text:p>
          </table:table-cell>
          <table:table-cell table:style-name="ce13" table:formula="of:=CONCATENATE(&quot;i_&quot;;SUBSTITUTE([IMU.D15];&quot;, &quot;;&quot;/&quot;))" office:value-type="string" office:string-value="i_U$2/yz_U$2">
            <text:p>i_U$2/yz_U$2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6]&gt;[IMU.F16];[IMU.A16];[IMU.F16])" office:value-type="float" office:value="3">
            <text:p>3</text:p>
          </table:table-cell>
          <table:table-cell table:style-name="ce13" table:formula="of:=[IMU.E16]" office:value-type="string" office:string-value="ADXRS300ABG-ND">
            <text:p>ADXRS300ABG-ND</text:p>
          </table:table-cell>
          <table:table-cell table:style-name="ce13" table:formula="of:=CONCATENATE(&quot;i_&quot;;SUBSTITUTE([IMU.D16];&quot;, &quot;;&quot;/&quot;))" office:value-type="string" office:string-value="i_GYRO_Z/GYRO_X/GYRO_Y">
            <text:p>i_GYRO_Z/GYRO_X/GYRO_Y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7]&gt;[IMU.F17];[IMU.A17];[IMU.F17])" office:value-type="float" office:value="1">
            <text:p>1</text:p>
          </table:table-cell>
          <table:table-cell table:style-name="ce13" table:formula="of:=[IMU.E17]" office:value-type="string" office:string-value="N/A">
            <text:p>N/A</text:p>
          </table:table-cell>
          <table:table-cell table:style-name="ce13" table:formula="of:=CONCATENATE(&quot;i_&quot;;SUBSTITUTE([IMU.D17];&quot;, &quot;;&quot;/&quot;))" office:value-type="string" office:string-value="i_XZ_BOARD">
            <text:p>i_XZ_BOARD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8]&gt;[IMU.F18];[IMU.A18];[IMU.F18])" office:value-type="float" office:value="1">
            <text:p>1</text:p>
          </table:table-cell>
          <table:table-cell table:style-name="ce13" table:formula="of:=[IMU.E18]" office:value-type="string" office:string-value="N/A">
            <text:p>N/A</text:p>
          </table:table-cell>
          <table:table-cell table:style-name="ce13" table:formula="of:=CONCATENATE(&quot;i_&quot;;SUBSTITUTE([IMU.D18];&quot;, &quot;;&quot;/&quot;))" office:value-type="string" office:string-value="i_YZ_BOARD">
            <text:p>i_YZ_BOARD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19]&gt;[IMU.F19];[IMU.A19];[IMU.F19])" office:value-type="float" office:value="1">
            <text:p>1</text:p>
          </table:table-cell>
          <table:table-cell table:style-name="ce13" table:formula="of:=[IMU.E19]" office:value-type="string" office:string-value="LM3480IM3-3.3CT-ND">
            <text:p>LM3480IM3-3.3CT-ND</text:p>
          </table:table-cell>
          <table:table-cell table:style-name="ce13" table:formula="of:=CONCATENATE(&quot;i_&quot;;SUBSTITUTE([IMU.D19];&quot;, &quot;;&quot;/&quot;))" office:value-type="string" office:string-value="i_U$3">
            <text:p>i_U$3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20]&gt;[IMU.F20];[IMU.A20];[IMU.F20])" office:value-type="float" office:value="1">
            <text:p>1</text:p>
          </table:table-cell>
          <table:table-cell table:style-name="ce13" table:formula="of:=[IMU.E20]" office:value-type="string" office:string-value="LM4132EMF-4.1CT-ND">
            <text:p>LM4132EMF-4.1CT-ND</text:p>
          </table:table-cell>
          <table:table-cell table:style-name="ce13" table:formula="of:=CONCATENATE(&quot;i_&quot;;SUBSTITUTE([IMU.D20];&quot;, &quot;;&quot;/&quot;))" office:value-type="string" office:string-value="i_U$1">
            <text:p>i_U$1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21]&gt;[IMU.F21];[IMU.A21];[IMU.F21])" office:value-type="float" office:value="2">
            <text:p>2</text:p>
          </table:table-cell>
          <table:table-cell table:style-name="ce13" table:formula="of:=[IMU.E21]" office:value-type="string" office:string-value="LP2992AIM5-5.0CT-ND">
            <text:p>LP2992AIM5-5.0CT-ND</text:p>
          </table:table-cell>
          <table:table-cell table:style-name="ce13" table:formula="of:=CONCATENATE(&quot;i_&quot;;SUBSTITUTE([IMU.D21];&quot;, &quot;;&quot;/&quot;))" office:value-type="string" office:string-value="i_IC1/IC3">
            <text:p>i_IC1/IC3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22]&gt;[IMU.F22];[IMU.A22];[IMU.F22])" office:value-type="float" office:value="1">
            <text:p>1</text:p>
          </table:table-cell>
          <table:table-cell table:style-name="ce13" table:formula="of:=[IMU.E22]" office:value-type="string" office:string-value="From Maxim">
            <text:p>From Maxim</text:p>
          </table:table-cell>
          <table:table-cell table:style-name="ce13" table:formula="of:=CONCATENATE(&quot;i_&quot;;SUBSTITUTE([IMU.D22];&quot;, &quot;;&quot;/&quot;))" office:value-type="string" office:string-value="i_ADC1">
            <text:p>i_ADC1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23]&gt;[IMU.F23];[IMU.A23];[IMU.F23])" office:value-type="float" office:value="1">
            <text:p>1</text:p>
          </table:table-cell>
          <table:table-cell table:style-name="ce13" table:formula="of:=[IMU.E23]" office:value-type="string" office:string-value="From PNI">
            <text:p>From PNI</text:p>
          </table:table-cell>
          <table:table-cell table:style-name="ce13" table:formula="of:=CONCATENATE(&quot;i_&quot;;SUBSTITUTE([IMU.D23];&quot;, &quot;;&quot;/&quot;))" office:value-type="string" office:string-value="i_MAG">
            <text:p>i_MAG</text:p>
          </table:table-cell>
          <table:table-cell table:style-name="ce13" table:number-columns-repeated="253"/>
        </table:table-row>
        <table:table-row table:style-name="ro1">
          <table:table-cell table:style-name="ce13" table:formula="of:=IF([IMU.A24]&gt;[IMU.F24];[IMU.A24];[IMU.F24])" office:value-type="float" office:value="1">
            <text:p>1</text:p>
          </table:table-cell>
          <table:table-cell table:style-name="ce13" table:formula="of:=[IMU.E24]" office:value-type="string" office:string-value="From PNI">
            <text:p>From PNI</text:p>
          </table:table-cell>
          <table:table-cell table:style-name="ce13" table:formula="of:=CONCATENATE(&quot;i_&quot;;SUBSTITUTE([IMU.D24];&quot;, &quot;;&quot;/&quot;))" office:value-type="string" office:string-value="i_SEN_XY">
            <text:p>i_SEN_XY</text:p>
          </table:table-cell>
          <table:table-cell table:style-name="ce13" table:number-columns-repeated="253"/>
        </table:table-row>
        <table:table-row table:style-name="ro1">
          <table:table-cell table:style-name="ce14" table:formula="of:=IF(GPS.A#REF!&gt;GPS.F#REF!;GPS.A#REF!;GPS.F#REF!)" office:value-type="float" office:value="0">
            <text:p>#NAME?</text:p>
          </table:table-cell>
          <table:table-cell table:style-name="ce14" table:formula="of:=GPS.E#REF!" office:value-type="float" office:value="0">
            <text:p>#NAME?</text:p>
          </table:table-cell>
          <table:table-cell table:style-name="ce14" table:formula="of:=CONCATENATE(&quot;g_&quot;;SUBSTITUTE(GPS.D#REF!;&quot;, &quot;;&quot;/&quot;))" office:value-type="float" office:value="0">
            <text:p>#NAME?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6]&gt;[GPS.F6];[GPS.A6];[GPS.F6])" office:value-type="float" office:value="1">
            <text:p>1</text:p>
          </table:table-cell>
          <table:table-cell table:style-name="ce14" table:formula="of:=[GPS.E6]" office:value-type="string" office:string-value="PCC1849CT-ND">
            <text:p>PCC1849CT-ND</text:p>
          </table:table-cell>
          <table:table-cell table:style-name="ce14" table:formula="of:=CONCATENATE(&quot;g_&quot;;SUBSTITUTE([GPS.D6];&quot;, &quot;;&quot;/&quot;))" office:value-type="string" office:string-value="g_C9">
            <text:p>g_C9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7]&gt;[GPS.F7];[GPS.A7];[GPS.F7])" office:value-type="float" office:value="2">
            <text:p>2</text:p>
          </table:table-cell>
          <table:table-cell table:style-name="ce14" table:formula="of:=[GPS.E7]" office:value-type="string" office:string-value="495-2236-1-ND">
            <text:p>495-2236-1-ND</text:p>
          </table:table-cell>
          <table:table-cell table:style-name="ce14" table:formula="of:=CONCATENATE(&quot;g_&quot;;SUBSTITUTE([GPS.D7];&quot;, &quot;;&quot;/&quot;))" office:value-type="string" office:string-value="g_C8/C11">
            <text:p>g_C8/C1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8]&gt;[GPS.F8];[GPS.A8];[GPS.F8])" office:value-type="float" office:value="2">
            <text:p>2</text:p>
          </table:table-cell>
          <table:table-cell table:style-name="ce14" table:formula="of:=[GPS.E8]" office:value-type="string" office:string-value="495-2242-1-ND">
            <text:p>495-2242-1-ND</text:p>
          </table:table-cell>
          <table:table-cell table:style-name="ce14" table:formula="of:=CONCATENATE(&quot;g_&quot;;SUBSTITUTE([GPS.D8];&quot;, &quot;;&quot;/&quot;))" office:value-type="string" office:string-value="g_C1/C3">
            <text:p>g_C1/C3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9]&gt;[GPS.F9];[GPS.A9];[GPS.F9])" office:value-type="float" office:value="10">
            <text:p>10</text:p>
          </table:table-cell>
          <table:table-cell table:style-name="ce14" table:formula="of:=[GPS.E9]" office:value-type="string" office:string-value="399-5089-1-ND">
            <text:p>399-5089-1-ND</text:p>
          </table:table-cell>
          <table:table-cell table:style-name="ce14" table:formula="of:=CONCATENATE(&quot;g_&quot;;SUBSTITUTE([GPS.D9];&quot;, &quot;;&quot;/&quot;))" office:value-type="string" office:string-value="g_C2/C12/C4/C6/C10">
            <text:p>g_C2/C12/C4/C6/C10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GPS.A#REF!&gt;GPS.F#REF!;GPS.A#REF!;GPS.F#REF!)" office:value-type="float" office:value="0">
            <text:p>#NAME?</text:p>
          </table:table-cell>
          <table:table-cell table:style-name="ce14" table:formula="of:=GPS.E#REF!" office:value-type="float" office:value="0">
            <text:p>#NAME?</text:p>
          </table:table-cell>
          <table:table-cell table:style-name="ce14" table:formula="of:=CONCATENATE(&quot;g_&quot;;SUBSTITUTE(GPS.D#REF!;&quot;, &quot;;&quot;/&quot;))" office:value-type="float" office:value="0">
            <text:p>#NAME?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0]&gt;[GPS.F10];[GPS.A10];[GPS.F10])" office:value-type="float" office:value="10">
            <text:p>10</text:p>
          </table:table-cell>
          <table:table-cell table:style-name="ce14" table:formula="of:=[GPS.E10]" office:value-type="string" office:string-value="311-1078-1-ND">
            <text:p>311-1078-1-ND</text:p>
          </table:table-cell>
          <table:table-cell table:style-name="ce14" table:formula="of:=CONCATENATE(&quot;g_&quot;;SUBSTITUTE([GPS.D10];&quot;, &quot;;&quot;/&quot;))" office:value-type="string" office:string-value="g_C5">
            <text:p>g_C5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1]&gt;[GPS.F11];[GPS.A11];[GPS.F11])" office:value-type="float" office:value="1">
            <text:p>1</text:p>
          </table:table-cell>
          <table:table-cell table:style-name="ce14" table:formula="of:=[GPS.E11]" office:value-type="string" office:string-value="WM1737-ND">
            <text:p>WM1737-ND</text:p>
          </table:table-cell>
          <table:table-cell table:style-name="ce14" table:formula="of:=CONCATENATE(&quot;g_&quot;;SUBSTITUTE([GPS.D11];&quot;, &quot;;&quot;/&quot;))" office:value-type="string" office:string-value="g_X1">
            <text:p>g_X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2]&gt;[GPS.F12];[GPS.A12];[GPS.F12])" office:value-type="float" office:value="1">
            <text:p>1</text:p>
          </table:table-cell>
          <table:table-cell table:style-name="ce14" table:formula="of:=[GPS.E12]" office:value-type="string" office:string-value="N/A">
            <text:p>N/A</text:p>
          </table:table-cell>
          <table:table-cell table:style-name="ce14" table:formula="of:=CONCATENATE(&quot;g_&quot;;SUBSTITUTE([GPS.D12];&quot;, &quot;;&quot;/&quot;))" office:value-type="string" office:string-value="g_MAG">
            <text:p>g_MAG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3]&gt;[GPS.F13];[GPS.A13];[GPS.F13])" office:value-type="float" office:value="1">
            <text:p>1</text:p>
          </table:table-cell>
          <table:table-cell table:style-name="ce14" table:formula="of:=[GPS.E13]" office:value-type="string" office:string-value="568-3412-1-ND ">
            <text:p>568-3412-1-ND </text:p>
          </table:table-cell>
          <table:table-cell table:style-name="ce14" table:formula="of:=CONCATENATE(&quot;g_&quot;;SUBSTITUTE([GPS.D13];&quot;, &quot;;&quot;/&quot;))" office:value-type="string" office:string-value="g_D1">
            <text:p>g_D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4]&gt;[GPS.F14];[GPS.A14];[GPS.F14])" office:value-type="float" office:value="1">
            <text:p>1</text:p>
          </table:table-cell>
          <table:table-cell table:style-name="ce14" table:formula="of:=[GPS.E14]" office:value-type="string" office:string-value="N/A">
            <text:p>N/A</text:p>
          </table:table-cell>
          <table:table-cell table:style-name="ce14" table:formula="of:=CONCATENATE(&quot;g_&quot;;SUBSTITUTE([GPS.D14];&quot;, &quot;;&quot;/&quot;))" office:value-type="string" office:string-value="g_~NUDEV~1">
            <text:p>g_~NUDEV~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5]&gt;[GPS.F15];[GPS.A15];[GPS.F15])" office:value-type="float" office:value="1">
            <text:p>1</text:p>
          </table:table-cell>
          <table:table-cell table:style-name="ce14" table:formula="of:=[GPS.E15]" office:value-type="string" office:string-value="N/A">
            <text:p>N/A</text:p>
          </table:table-cell>
          <table:table-cell table:style-name="ce14" table:formula="of:=CONCATENATE(&quot;g_&quot;;SUBSTITUTE([GPS.D15];&quot;, &quot;;&quot;/&quot;))" office:value-type="string" office:string-value="g_ANT">
            <text:p>g_ANT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6]&gt;[GPS.F16];[GPS.A16];[GPS.F16])" office:value-type="float" office:value="1">
            <text:p>1</text:p>
          </table:table-cell>
          <table:table-cell table:style-name="ce14" table:formula="of:=[GPS.E16]" office:value-type="string" office:string-value="N/A">
            <text:p>N/A</text:p>
          </table:table-cell>
          <table:table-cell table:style-name="ce14" table:formula="of:=CONCATENATE(&quot;g_&quot;;SUBSTITUTE([GPS.D16];&quot;, &quot;;&quot;/&quot;))" office:value-type="string" office:string-value="g_GPS">
            <text:p>g_GPS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7]&gt;[GPS.F17];[GPS.A17];[GPS.F17])" office:value-type="float" office:value="1">
            <text:p>1</text:p>
          </table:table-cell>
          <table:table-cell table:style-name="ce14" table:formula="of:=[GPS.E17]" office:value-type="string" office:string-value="LP3990MF-1.8CT-ND">
            <text:p>LP3990MF-1.8CT-ND</text:p>
          </table:table-cell>
          <table:table-cell table:style-name="ce14" table:formula="of:=CONCATENATE(&quot;g_&quot;;SUBSTITUTE([GPS.D17];&quot;, &quot;;&quot;/&quot;))" office:value-type="string" office:string-value="g_VREG2">
            <text:p>g_VREG2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8]&gt;[GPS.F18];[GPS.A18];[GPS.F18])" office:value-type="float" office:value="1">
            <text:p>1</text:p>
          </table:table-cell>
          <table:table-cell table:style-name="ce14" table:formula="of:=[GPS.E18]" office:value-type="string" office:string-value="576-1273-ND">
            <text:p>576-1273-ND</text:p>
          </table:table-cell>
          <table:table-cell table:style-name="ce14" table:formula="of:=CONCATENATE(&quot;g_&quot;;SUBSTITUTE([GPS.D18];&quot;, &quot;;&quot;/&quot;))" office:value-type="string" office:string-value="g_VREG1">
            <text:p>g_VREG1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19]&gt;[GPS.F19];[GPS.A19];[GPS.F19])" office:value-type="float" office:value="1">
            <text:p>1</text:p>
          </table:table-cell>
          <table:table-cell table:style-name="ce14" table:formula="of:=[GPS.E19]" office:value-type="string" office:string-value="P11070CT-ND ">
            <text:p>P11070CT-ND </text:p>
          </table:table-cell>
          <table:table-cell table:style-name="ce14" table:formula="of:=CONCATENATE(&quot;g_&quot;;SUBSTITUTE([GPS.D19];&quot;, &quot;;&quot;/&quot;))" office:value-type="string" office:string-value="g_C7">
            <text:p>g_C7</text:p>
          </table:table-cell>
          <table:table-cell table:style-name="ce14" table:number-columns-repeated="253"/>
        </table:table-row>
        <table:table-row table:style-name="ro1">
          <table:table-cell table:style-name="ce14" table:formula="of:=IF([GPS.A20]&gt;[GPS.F20];[GPS.A20];[GPS.F20])" office:value-type="float" office:value="1">
            <text:p>1</text:p>
          </table:table-cell>
          <table:table-cell table:style-name="ce14" table:formula="of:=[GPS.E20]" office:value-type="string" office:string-value="568-4214-1-ND">
            <text:p>568-4214-1-ND</text:p>
          </table:table-cell>
          <table:table-cell table:style-name="ce14" table:formula="of:=CONCATENATE(&quot;g_&quot;;SUBSTITUTE([GPS.D20];&quot;, &quot;;&quot;/&quot;))" office:value-type="string" office:string-value="g_LC1">
            <text:p>g_LC1</text:p>
          </table:table-cell>
          <table:table-cell table:style-name="ce14" table:number-columns-repeated="253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 table:number-columns-repeated="253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 table:number-columns-repeated="253"/>
        </table:table-row>
        <table:table-row table:style-name="ro1">
          <table:table-cell table:style-name="Default" office:value-type="string">
            <text:p>MULTIPLE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54"/>
        </table:table-row>
      </table:table>
      <table:table table:name="DIGIKEY_ORDER" table:style-name="ta1" table:print="false">
        <office:forms form:automatic-focus="false" form:apply-design-mode="false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formula="of:=[DIGIKEY.$B$100]*[DIGIKEY.A2]" office:value-type="float" office:value="10">
            <text:p>10</text:p>
          </table:table-cell>
          <table:table-cell table:formula="of:=[DIGIKEY.B2]" office:value-type="string" office:string-value="541-1.50KHCT-ND">
            <text:p>541-1.50KHCT-ND</text:p>
          </table:table-cell>
          <table:table-cell table:formula="of:=[DIGIKEY.C2]" office:value-type="string" office:string-value="m_R19">
            <text:p>m_R19</text:p>
          </table:table-cell>
        </table:table-row>
        <table:table-row table:style-name="ro1">
          <table:table-cell table:formula="of:=[DIGIKEY.$B$100]*[DIGIKEY.A3]" office:value-type="float" office:value="10">
            <text:p>10</text:p>
          </table:table-cell>
          <table:table-cell table:formula="of:=[DIGIKEY.B3]" office:value-type="string" office:string-value="399-3121-1-ND">
            <text:p>399-3121-1-ND</text:p>
          </table:table-cell>
          <table:table-cell table:formula="of:=[DIGIKEY.C3]" office:value-type="string" office:string-value="m_C24/C34">
            <text:p>m_C24/C34</text:p>
          </table:table-cell>
        </table:table-row>
        <table:table-row table:style-name="ro1">
          <table:table-cell table:formula="of:=[DIGIKEY.$B$100]*[DIGIKEY.A4]" office:value-type="float" office:value="10">
            <text:p>10</text:p>
          </table:table-cell>
          <table:table-cell table:formula="of:=[DIGIKEY.B4]" office:value-type="string" office:string-value="541-1.80KHCT-ND">
            <text:p>541-1.80KHCT-ND</text:p>
          </table:table-cell>
          <table:table-cell table:formula="of:=[DIGIKEY.C4]" office:value-type="string" office:string-value="m_R9">
            <text:p>m_R9</text:p>
          </table:table-cell>
        </table:table-row>
        <table:table-row table:style-name="ro1">
          <table:table-cell table:formula="of:=[DIGIKEY.$B$100]*[DIGIKEY.A5]" office:value-type="float" office:value="10">
            <text:p>10</text:p>
          </table:table-cell>
          <table:table-cell table:formula="of:=[DIGIKEY.B5]" office:value-type="string" office:string-value="541-1.00KHCT-ND">
            <text:p>541-1.00KHCT-ND</text:p>
          </table:table-cell>
          <table:table-cell table:formula="of:=[DIGIKEY.C5]" office:value-type="string" office:string-value="m_R2/R4/R13/R15/R16/R22">
            <text:p>m_R2/R4/R13/R15/R16/R22</text:p>
          </table:table-cell>
        </table:table-row>
        <table:table-row table:style-name="ro1">
          <table:table-cell table:formula="of:=[DIGIKEY.$B$100]*[DIGIKEY.A#REF!]" office:value-type="float" office:value="0">
            <text:p>#VALUE!</text:p>
          </table:table-cell>
          <table:table-cell table:formula="of:=[DIGIKEY.B#REF!]" office:value-type="float" office:value="0">
            <text:p>#REF!</text:p>
          </table:table-cell>
          <table:table-cell table:formula="of:=[DIGIKEY.C#REF!]" office:value-type="float" office:value="0">
            <text:p>#REF!</text:p>
          </table:table-cell>
        </table:table-row>
        <table:table-row table:style-name="ro1">
          <table:table-cell table:formula="of:=[DIGIKEY.$B$100]*[DIGIKEY.A6]" office:value-type="float" office:value="10">
            <text:p>10</text:p>
          </table:table-cell>
          <table:table-cell table:formula="of:=[DIGIKEY.B6]" office:value-type="string" office:string-value="490-4520-1-ND">
            <text:p>490-4520-1-ND</text:p>
          </table:table-cell>
          <table:table-cell table:formula="of:=[DIGIKEY.C6]" office:value-type="string" office:string-value="m_C16">
            <text:p>m_C16</text:p>
          </table:table-cell>
        </table:table-row>
        <table:table-row table:style-name="ro1">
          <table:table-cell table:formula="of:=[DIGIKEY.$B$100]*[DIGIKEY.A7]" office:value-type="float" office:value="10">
            <text:p>10</text:p>
          </table:table-cell>
          <table:table-cell table:formula="of:=[DIGIKEY.B7]" office:value-type="string" office:string-value="541-3.30KHCT-ND">
            <text:p>541-3.30KHCT-ND</text:p>
          </table:table-cell>
          <table:table-cell table:formula="of:=[DIGIKEY.C7]" office:value-type="string" office:string-value="m_R8">
            <text:p>m_R8</text:p>
          </table:table-cell>
        </table:table-row>
        <table:table-row table:style-name="ro1">
          <table:table-cell table:formula="of:=[DIGIKEY.$B$100]*[DIGIKEY.A8]" office:value-type="float" office:value="10">
            <text:p>10</text:p>
          </table:table-cell>
          <table:table-cell table:formula="of:=[DIGIKEY.B8]" office:value-type="string" office:string-value="541-3.90KHCT-ND">
            <text:p>541-3.90KHCT-ND</text:p>
          </table:table-cell>
          <table:table-cell table:formula="of:=[DIGIKEY.C8]" office:value-type="string" office:string-value="m_R3">
            <text:p>m_R3</text:p>
          </table:table-cell>
        </table:table-row>
        <table:table-row table:style-name="ro1">
          <table:table-cell table:formula="of:=[DIGIKEY.$B$100]*[DIGIKEY.A9]" office:value-type="float" office:value="10">
            <text:p>10</text:p>
          </table:table-cell>
          <table:table-cell table:formula="of:=[DIGIKEY.B9]" office:value-type="string" office:string-value="541-4.70KHCT-ND">
            <text:p>541-4.70KHCT-ND</text:p>
          </table:table-cell>
          <table:table-cell table:formula="of:=[DIGIKEY.C9]" office:value-type="string" office:string-value="m_R1/R28/R29/R33/R34/R45/R46/R43/R44">
            <text:p>m_R1/R28/R29/R33/R34/R45/R46/R43/R44</text:p>
          </table:table-cell>
        </table:table-row>
        <table:table-row table:style-name="ro1">
          <table:table-cell table:formula="of:=[DIGIKEY.$B$100]*[DIGIKEY.A10]" office:value-type="float" office:value="10">
            <text:p>10</text:p>
          </table:table-cell>
          <table:table-cell table:formula="of:=[DIGIKEY.B10]" office:value-type="string" office:string-value="587-1442-1-ND">
            <text:p>587-1442-1-ND</text:p>
          </table:table-cell>
          <table:table-cell table:formula="of:=[DIGIKEY.C10]" office:value-type="string" office:string-value="m_C18">
            <text:p>m_C18</text:p>
          </table:table-cell>
        </table:table-row>
        <table:table-row table:style-name="ro1">
          <table:table-cell table:formula="of:=[DIGIKEY.$B$100]*[DIGIKEY.A11]" office:value-type="float" office:value="10">
            <text:p>10</text:p>
          </table:table-cell>
          <table:table-cell table:formula="of:=[DIGIKEY.B11]" office:value-type="string" office:string-value="541-10.0KHCT-ND">
            <text:p>541-10.0KHCT-ND</text:p>
          </table:table-cell>
          <table:table-cell table:formula="of:=[DIGIKEY.C11]" office:value-type="string" office:string-value="m_R7/R35/R36/R37">
            <text:p>m_R7/R35/R36/R37</text:p>
          </table:table-cell>
        </table:table-row>
        <table:table-row table:style-name="ro1">
          <table:table-cell table:formula="of:=[DIGIKEY.$B$100]*[DIGIKEY.A12]" office:value-type="float" office:value="1">
            <text:p>1</text:p>
          </table:table-cell>
          <table:table-cell table:formula="of:=[DIGIKEY.B12]" office:value-type="string" office:string-value="PCC1750CT-ND">
            <text:p>PCC1750CT-ND</text:p>
          </table:table-cell>
          <table:table-cell table:formula="of:=[DIGIKEY.C12]" office:value-type="string" office:string-value="m_C19">
            <text:p>m_C19</text:p>
          </table:table-cell>
        </table:table-row>
        <table:table-row table:style-name="ro1">
          <table:table-cell table:formula="of:=[DIGIKEY.$B$100]*[DIGIKEY.A13]" office:value-type="float" office:value="10">
            <text:p>10</text:p>
          </table:table-cell>
          <table:table-cell table:formula="of:=[DIGIKEY.B13]" office:value-type="string" office:string-value="541-27.0KHCT-ND">
            <text:p>541-27.0KHCT-ND</text:p>
          </table:table-cell>
          <table:table-cell table:formula="of:=[DIGIKEY.C13]" office:value-type="string" office:string-value="m_R10">
            <text:p>m_R10</text:p>
          </table:table-cell>
        </table:table-row>
        <table:table-row table:style-name="ro1">
          <table:table-cell table:formula="of:=[DIGIKEY.$B$100]*[DIGIKEY.A14]" office:value-type="float" office:value="10">
            <text:p>10</text:p>
          </table:table-cell>
          <table:table-cell table:formula="of:=[DIGIKEY.B14]" office:value-type="string" office:string-value="399-1052-1-ND">
            <text:p>399-1052-1-ND</text:p>
          </table:table-cell>
          <table:table-cell table:formula="of:=[DIGIKEY.C14]" office:value-type="string" office:string-value="m_C7/C8/C28/C29">
            <text:p>m_C7/C8/C28/C29</text:p>
          </table:table-cell>
        </table:table-row>
        <table:table-row table:style-name="ro1">
          <table:table-cell table:formula="of:=[DIGIKEY.$B$100]*[DIGIKEY.A15]" office:value-type="float" office:value="1">
            <text:p>1</text:p>
          </table:table-cell>
          <table:table-cell table:formula="of:=[DIGIKEY.B15]" office:value-type="string" office:string-value="718-1304-1-ND">
            <text:p>718-1304-1-ND</text:p>
          </table:table-cell>
          <table:table-cell table:formula="of:=[DIGIKEY.C15]" office:value-type="string" office:string-value="m_C17">
            <text:p>m_C17</text:p>
          </table:table-cell>
        </table:table-row>
        <table:table-row table:style-name="ro1">
          <table:table-cell table:formula="of:=[DIGIKEY.$B$100]*[DIGIKEY.A16]" office:value-type="float" office:value="10">
            <text:p>10</text:p>
          </table:table-cell>
          <table:table-cell table:formula="of:=[DIGIKEY.B16]" office:value-type="string" office:string-value="541-33.0HCT-ND">
            <text:p>541-33.0HCT-ND</text:p>
          </table:table-cell>
          <table:table-cell table:formula="of:=[DIGIKEY.C16]" office:value-type="string" office:string-value="m_R17/R18">
            <text:p>m_R17/R18</text:p>
          </table:table-cell>
        </table:table-row>
        <table:table-row table:style-name="ro1">
          <table:table-cell table:formula="of:=[DIGIKEY.$B$100]*[DIGIKEY.A17]" office:value-type="float" office:value="10">
            <text:p>10</text:p>
          </table:table-cell>
          <table:table-cell table:formula="of:=[DIGIKEY.B17]" office:value-type="string" office:string-value="587-1125-1-ND">
            <text:p>587-1125-1-ND</text:p>
          </table:table-cell>
          <table:table-cell table:formula="of:=[DIGIKEY.C17]" office:value-type="string" office:string-value="m_C25">
            <text:p>m_C25</text:p>
          </table:table-cell>
        </table:table-row>
        <table:table-row table:style-name="ro1">
          <table:table-cell table:formula="of:=[DIGIKEY.$B$100]*[DIGIKEY.A18]" office:value-type="float" office:value="3">
            <text:p>3</text:p>
          </table:table-cell>
          <table:table-cell table:formula="of:=[DIGIKEY.B18]" office:value-type="string" office:string-value="399-4719-1-ND">
            <text:p>399-4719-1-ND</text:p>
          </table:table-cell>
          <table:table-cell table:formula="of:=[DIGIKEY.C18]" office:value-type="string" office:string-value="m_C6/C38/C40">
            <text:p>m_C6/C38/C40</text:p>
          </table:table-cell>
        </table:table-row>
        <table:table-row table:style-name="ro1">
          <table:table-cell table:formula="of:=[DIGIKEY.$B$100]*[DIGIKEY.A19]" office:value-type="float" office:value="10">
            <text:p>10</text:p>
          </table:table-cell>
          <table:table-cell table:formula="of:=[DIGIKEY.B19]" office:value-type="string" office:string-value="541-100.0HCT-ND">
            <text:p>541-100.0HCT-ND</text:p>
          </table:table-cell>
          <table:table-cell table:formula="of:=[DIGIKEY.C19]" office:value-type="string" office:string-value="m_R12/R23">
            <text:p>m_R12/R23</text:p>
          </table:table-cell>
        </table:table-row>
        <table:table-row table:style-name="ro1">
          <table:table-cell table:formula="of:=[DIGIKEY.$B$100]*[DIGIKEY.A20]" office:value-type="float" office:value="22">
            <text:p>22</text:p>
          </table:table-cell>
          <table:table-cell table:formula="of:=[DIGIKEY.B20]" office:value-type="string" office:string-value="399-5089-1-ND">
            <text:p>399-5089-1-ND</text:p>
          </table:table-cell>
          <table:table-cell table:formula="of:=[DIGIKEY.C20]" office:value-type="string" office:string-value="m_C2/C4/C5/C9/C10/C11/C12/C13/C14/C15/C20/C21/C22/C23/C26/C27/C30/C33/C35/C36/C37/C39">
            <text:p>m_C2/C4/C5/C9/C10/C11/C12/C13/C14/C15/C20/C21/C22/C23/C26/C27/C30/C33/C35/C36/C37/C39</text:p>
          </table:table-cell>
        </table:table-row>
        <table:table-row table:style-name="ro1">
          <table:table-cell table:formula="of:=[DIGIKEY.$B$100]*[DIGIKEY.A21]" office:value-type="float" office:value="1">
            <text:p>1</text:p>
          </table:table-cell>
          <table:table-cell table:formula="of:=[DIGIKEY.B21]" office:value-type="string" office:string-value="478-1724-1-ND">
            <text:p>478-1724-1-ND</text:p>
          </table:table-cell>
          <table:table-cell table:formula="of:=[DIGIKEY.C21]" office:value-type="string" office:string-value="m_C1">
            <text:p>m_C1</text:p>
          </table:table-cell>
        </table:table-row>
        <table:table-row table:style-name="ro1">
          <table:table-cell table:formula="of:=[DIGIKEY.$B$100]*[DIGIKEY.A22]" office:value-type="float" office:value="10">
            <text:p>10</text:p>
          </table:table-cell>
          <table:table-cell table:formula="of:=[DIGIKEY.B22]" office:value-type="string" office:string-value="541-120KHCT-ND">
            <text:p>541-120KHCT-ND</text:p>
          </table:table-cell>
          <table:table-cell table:formula="of:=[DIGIKEY.C22]" office:value-type="string" office:string-value="m_R11">
            <text:p>m_R11</text:p>
          </table:table-cell>
        </table:table-row>
        <table:table-row table:style-name="ro1">
          <table:table-cell table:formula="of:=[DIGIKEY.$B$100]*[DIGIKEY.A23]" office:value-type="float" office:value="10">
            <text:p>10</text:p>
          </table:table-cell>
          <table:table-cell table:formula="of:=[DIGIKEY.B23]" office:value-type="string" office:string-value="P200KHCT-ND">
            <text:p>P200KHCT-ND</text:p>
          </table:table-cell>
          <table:table-cell table:formula="of:=[DIGIKEY.C23]" office:value-type="string" office:string-value="m_R25/R30/R47">
            <text:p>m_R25/R30/R47</text:p>
          </table:table-cell>
        </table:table-row>
        <table:table-row table:style-name="ro1">
          <table:table-cell table:formula="of:=[DIGIKEY.$B$100]*[DIGIKEY.A24]" office:value-type="float" office:value="1">
            <text:p>1</text:p>
          </table:table-cell>
          <table:table-cell table:formula="of:=[DIGIKEY.B24]" office:value-type="string" office:string-value="478-3929-1-ND">
            <text:p>478-3929-1-ND</text:p>
          </table:table-cell>
          <table:table-cell table:formula="of:=[DIGIKEY.C24]" office:value-type="string" office:string-value="m_C3">
            <text:p>m_C3</text:p>
          </table:table-cell>
        </table:table-row>
        <table:table-row table:style-name="ro1">
          <table:table-cell table:formula="of:=[DIGIKEY.$B$100]*[DIGIKEY.A25]" office:value-type="float" office:value="10">
            <text:p>10</text:p>
          </table:table-cell>
          <table:table-cell table:formula="of:=[DIGIKEY.B25]" office:value-type="string" office:string-value="541-348HCT-ND">
            <text:p>541-348HCT-ND</text:p>
          </table:table-cell>
          <table:table-cell table:formula="of:=[DIGIKEY.C25]" office:value-type="string" office:string-value="m_R14">
            <text:p>m_R14</text:p>
          </table:table-cell>
        </table:table-row>
        <table:table-row table:style-name="ro1">
          <table:table-cell table:formula="of:=[DIGIKEY.$B$100]*[DIGIKEY.A26]" office:value-type="float" office:value="10">
            <text:p>10</text:p>
          </table:table-cell>
          <table:table-cell table:formula="of:=[DIGIKEY.B26]" office:value-type="string" office:string-value="541-12.0KHCT-ND">
            <text:p>541-12.0KHCT-ND</text:p>
          </table:table-cell>
          <table:table-cell table:formula="of:=[DIGIKEY.C26]" office:value-type="string" office:string-value="m_R6">
            <text:p>m_R6</text:p>
          </table:table-cell>
        </table:table-row>
        <table:table-row table:style-name="ro1">
          <table:table-cell table:formula="of:=[DIGIKEY.$B$100]*[DIGIKEY.A27]" office:value-type="float" office:value="1">
            <text:p>1</text:p>
          </table:table-cell>
          <table:table-cell table:formula="of:=[DIGIKEY.B27]" office:value-type="string" office:string-value="WM1741-ND">
            <text:p>WM1741-ND</text:p>
          </table:table-cell>
          <table:table-cell table:formula="of:=[DIGIKEY.C27]" office:value-type="string" office:string-value="m_IMU">
            <text:p>m_IMU</text:p>
          </table:table-cell>
        </table:table-row>
        <table:table-row table:style-name="ro1">
          <table:table-cell table:formula="of:=[DIGIKEY.$B$100]*[DIGIKEY.A28]" office:value-type="float" office:value="5">
            <text:p>5</text:p>
          </table:table-cell>
          <table:table-cell table:formula="of:=[DIGIKEY.B28]" office:value-type="string" office:string-value="WM7620CT-ND">
            <text:p>WM7620CT-ND</text:p>
          </table:table-cell>
          <table:table-cell table:formula="of:=[DIGIKEY.C28]" office:value-type="string" office:string-value="m_MC2/MC3/MC_1/MC_4/PS">
            <text:p>m_MC2/MC3/MC_1/MC_4/PS</text:p>
          </table:table-cell>
        </table:table-row>
        <table:table-row table:style-name="ro1">
          <table:table-cell table:formula="of:=[DIGIKEY.$B$100]*[DIGIKEY.A29]" office:value-type="float" office:value="1">
            <text:p>1</text:p>
          </table:table-cell>
          <table:table-cell table:formula="of:=[DIGIKEY.B29]" office:value-type="string" office:string-value="WM7621CT-ND">
            <text:p>WM7621CT-ND</text:p>
          </table:table-cell>
          <table:table-cell table:formula="of:=[DIGIKEY.C29]" office:value-type="string" office:string-value="m_RC">
            <text:p>m_RC</text:p>
          </table:table-cell>
        </table:table-row>
        <table:table-row table:style-name="ro1">
          <table:table-cell table:formula="of:=[DIGIKEY.$B$100]*[DIGIKEY.A30]" office:value-type="float" office:value="1">
            <text:p>1</text:p>
          </table:table-cell>
          <table:table-cell table:formula="of:=[DIGIKEY.B30]" office:value-type="string" office:string-value="WM7623CT-ND">
            <text:p>WM7623CT-ND</text:p>
          </table:table-cell>
          <table:table-cell table:formula="of:=[DIGIKEY.C30]" office:value-type="string" office:string-value="m_UART_1">
            <text:p>m_UART_1</text:p>
          </table:table-cell>
        </table:table-row>
        <table:table-row table:style-name="ro1">
          <table:table-cell table:formula="of:=[DIGIKEY.$B$100]*[DIGIKEY.A31]" office:value-type="float" office:value="1">
            <text:p>1</text:p>
          </table:table-cell>
          <table:table-cell table:formula="of:=[DIGIKEY.B31]" office:value-type="string" office:string-value="WM7624CT-ND">
            <text:p>WM7624CT-ND</text:p>
          </table:table-cell>
          <table:table-cell table:formula="of:=[DIGIKEY.C31]" office:value-type="string" office:string-value="m_UART_0">
            <text:p>m_UART_0</text:p>
          </table:table-cell>
        </table:table-row>
        <table:table-row table:style-name="ro1">
          <table:table-cell table:formula="of:=[DIGIKEY.$B$100]*[DIGIKEY.A32]" office:value-type="float" office:value="1">
            <text:p>1</text:p>
          </table:table-cell>
          <table:table-cell table:formula="of:=[DIGIKEY.B32]" office:value-type="string" office:string-value="WM7625CT-ND">
            <text:p>WM7625CT-ND</text:p>
          </table:table-cell>
          <table:table-cell table:formula="of:=[DIGIKEY.C32]" office:value-type="string" office:string-value="m_CAM">
            <text:p>m_CAM</text:p>
          </table:table-cell>
        </table:table-row>
        <table:table-row table:style-name="ro1">
          <table:table-cell table:formula="of:=[DIGIKEY.$B$100]*[DIGIKEY.A33]" office:value-type="float" office:value="2">
            <text:p>2</text:p>
          </table:table-cell>
          <table:table-cell table:formula="of:=[DIGIKEY.B33]" office:value-type="string" office:string-value="WM7626CT-ND">
            <text:p>WM7626CT-ND</text:p>
          </table:table-cell>
          <table:table-cell table:formula="of:=[DIGIKEY.C33]" office:value-type="string" office:string-value="m_GPS/SPI_0">
            <text:p>m_GPS/SPI_0</text:p>
          </table:table-cell>
        </table:table-row>
        <table:table-row table:style-name="ro1">
          <table:table-cell table:formula="of:=[DIGIKEY.$B$100]*[DIGIKEY.A34]" office:value-type="float" office:value="1">
            <text:p>1</text:p>
          </table:table-cell>
          <table:table-cell table:formula="of:=[DIGIKEY.B34]" office:value-type="string" office:string-value="AD8552ARUZ-ND">
            <text:p>AD8552ARUZ-ND</text:p>
          </table:table-cell>
          <table:table-cell table:formula="of:=[DIGIKEY.C34]" office:value-type="string" office:string-value="m_U$5">
            <text:p>m_U$5</text:p>
          </table:table-cell>
        </table:table-row>
        <table:table-row table:style-name="ro1">
          <table:table-cell table:formula="of:=[DIGIKEY.$B$100]*[DIGIKEY.A35]" office:value-type="float" office:value="1">
            <text:p>1</text:p>
          </table:table-cell>
          <table:table-cell table:formula="of:=[DIGIKEY.B35]" office:value-type="string" office:string-value="CTX639CT-ND">
            <text:p>CTX639CT-ND</text:p>
          </table:table-cell>
          <table:table-cell table:formula="of:=[DIGIKEY.C35]" office:value-type="string" office:string-value="m_U$4">
            <text:p>m_U$4</text:p>
          </table:table-cell>
        </table:table-row>
        <table:table-row table:style-name="ro1">
          <table:table-cell table:formula="of:=[DIGIKEY.$B$100]*[DIGIKEY.A36]" office:value-type="float" office:value="1">
            <text:p>1</text:p>
          </table:table-cell>
          <table:table-cell table:formula="of:=[DIGIKEY.B36]" office:value-type="string" office:string-value="DDTA143ZCADICT-ND">
            <text:p>DDTA143ZCADICT-ND</text:p>
          </table:table-cell>
          <table:table-cell table:formula="of:=[DIGIKEY.C36]" office:value-type="string" office:string-value="m_Q1">
            <text:p>m_Q1</text:p>
          </table:table-cell>
        </table:table-row>
        <table:table-row table:style-name="ro1">
          <table:table-cell table:formula="of:=[DIGIKEY.$B$100]*[DIGIKEY.A37]" office:value-type="float" office:value="0">
            <text:p>#REF!</text:p>
          </table:table-cell>
          <table:table-cell table:formula="of:=[DIGIKEY.B37]" office:value-type="float" office:value="0">
            <text:p>#REF!</text:p>
          </table:table-cell>
          <table:table-cell table:formula="of:=[DIGIKEY.C37]" office:value-type="float" office:value="0">
            <text:p>#REF!</text:p>
          </table:table-cell>
        </table:table-row>
        <table:table-row table:style-name="ro1">
          <table:table-cell table:formula="of:=[DIGIKEY.$B$100]*[DIGIKEY.A38]" office:value-type="float" office:value="1">
            <text:p>1</text:p>
          </table:table-cell>
          <table:table-cell table:formula="of:=[DIGIKEY.B38]" office:value-type="string" office:string-value="LM317MDTXFSCT-ND">
            <text:p>LM317MDTXFSCT-ND</text:p>
          </table:table-cell>
          <table:table-cell table:formula="of:=[DIGIKEY.C38]" office:value-type="string" office:string-value="m_REG6V5A">
            <text:p>m_REG6V5A</text:p>
          </table:table-cell>
        </table:table-row>
        <table:table-row table:style-name="ro1">
          <table:table-cell table:formula="of:=[DIGIKEY.$B$100]*[DIGIKEY.A39]" office:value-type="float" office:value="1">
            <text:p>1</text:p>
          </table:table-cell>
          <table:table-cell table:formula="of:=[DIGIKEY.B39]" office:value-type="string" office:string-value="LM3940IMP-3.3CT-ND">
            <text:p>LM3940IMP-3.3CT-ND</text:p>
          </table:table-cell>
          <table:table-cell table:formula="of:=[DIGIKEY.C39]" office:value-type="string" office:string-value="m_REG3V3D">
            <text:p>m_REG3V3D</text:p>
          </table:table-cell>
        </table:table-row>
        <table:table-row table:style-name="ro1">
          <table:table-cell table:formula="of:=[DIGIKEY.$B$100]*[DIGIKEY.A40]" office:value-type="float" office:value="1">
            <text:p>1</text:p>
          </table:table-cell>
          <table:table-cell table:formula="of:=[DIGIKEY.B40]" office:value-type="string" office:string-value="LM4041CIM7-ADJCT-ND">
            <text:p>LM4041CIM7-ADJCT-ND</text:p>
          </table:table-cell>
          <table:table-cell table:formula="of:=[DIGIKEY.C40]" office:value-type="string" office:string-value="m_U$10">
            <text:p>m_U$10</text:p>
          </table:table-cell>
        </table:table-row>
        <table:table-row table:style-name="ro1">
          <table:table-cell table:formula="of:=[DIGIKEY.$B$100]*[DIGIKEY.A41]" office:value-type="float" office:value="1">
            <text:p>1</text:p>
          </table:table-cell>
          <table:table-cell table:formula="of:=[DIGIKEY.B41]" office:value-type="string" office:string-value="LP2992AIM5-5.0CT-ND">
            <text:p>LP2992AIM5-5.0CT-ND</text:p>
          </table:table-cell>
          <table:table-cell table:formula="of:=[DIGIKEY.C41]" office:value-type="string" office:string-value="m_REG5VA">
            <text:p>m_REG5VA</text:p>
          </table:table-cell>
        </table:table-row>
        <table:table-row table:style-name="ro1">
          <table:table-cell table:formula="of:=[DIGIKEY.$B$100]*[DIGIKEY.A42]" office:value-type="float" office:value="1">
            <text:p>1</text:p>
          </table:table-cell>
          <table:table-cell table:formula="of:=[DIGIKEY.B42]" office:value-type="string" office:string-value="568-1765-ND">
            <text:p>568-1765-ND</text:p>
          </table:table-cell>
          <table:table-cell table:formula="of:=[DIGIKEY.C42]" office:value-type="string" office:string-value="m_U$1">
            <text:p>m_U$1</text:p>
          </table:table-cell>
        </table:table-row>
        <table:table-row table:style-name="ro1">
          <table:table-cell table:formula="of:=[DIGIKEY.$B$100]*[DIGIKEY.A43]" office:value-type="float" office:value="1">
            <text:p>1</text:p>
          </table:table-cell>
          <table:table-cell table:formula="of:=[DIGIKEY.B43]" office:value-type="string" office:string-value="LTC2485CDD#PBF-ND">
            <text:p>LTC2485CDD#PBF-ND</text:p>
          </table:table-cell>
          <table:table-cell table:formula="of:=[DIGIKEY.C43]" office:value-type="string" office:string-value="m_U$9">
            <text:p>m_U$9</text:p>
          </table:table-cell>
        </table:table-row>
        <table:table-row table:style-name="ro1">
          <table:table-cell table:formula="of:=[DIGIKEY.$B$100]*[DIGIKEY.A44]" office:value-type="float" office:value="1">
            <text:p>1</text:p>
          </table:table-cell>
          <table:table-cell table:formula="of:=[DIGIKEY.B44]" office:value-type="string" office:string-value="H2959CT-ND">
            <text:p>H2959CT-ND</text:p>
          </table:table-cell>
          <table:table-cell table:formula="of:=[DIGIKEY.C44]" office:value-type="string" office:string-value="m_X5">
            <text:p>m_X5</text:p>
          </table:table-cell>
        </table:table-row>
        <table:table-row table:style-name="ro1">
          <table:table-cell table:formula="of:=[DIGIKEY.$B$100]*[DIGIKEY.A45]" office:value-type="float" office:value="1">
            <text:p>1</text:p>
          </table:table-cell>
          <table:table-cell table:formula="of:=[DIGIKEY.B45]" office:value-type="string" office:string-value="N/A">
            <text:p>N/A</text:p>
          </table:table-cell>
          <table:table-cell table:formula="of:=[DIGIKEY.C45]" office:value-type="string" office:string-value="m_U$2">
            <text:p>m_U$2</text:p>
          </table:table-cell>
        </table:table-row>
        <table:table-row table:style-name="ro1">
          <table:table-cell table:formula="of:=[DIGIKEY.$B$100]*[DIGIKEY.A46]" office:value-type="float" office:value="2">
            <text:p>2</text:p>
          </table:table-cell>
          <table:table-cell table:formula="of:=[DIGIKEY.B46]" office:value-type="string" office:string-value="568-4214-1-ND">
            <text:p>568-4214-1-ND</text:p>
          </table:table-cell>
          <table:table-cell table:formula="of:=[DIGIKEY.C46]" office:value-type="string" office:string-value="m_LT_I2C/U$11">
            <text:p>m_LT_I2C/U$11</text:p>
          </table:table-cell>
        </table:table-row>
        <table:table-row table:style-name="ro1">
          <table:table-cell table:formula="of:=[DIGIKEY.$B$100]*[DIGIKEY.A47]" office:value-type="float" office:value="1">
            <text:p>1</text:p>
          </table:table-cell>
          <table:table-cell table:formula="of:=[DIGIKEY.B47]" office:value-type="string" office:string-value="296-20432-ND">
            <text:p>296-20432-ND</text:p>
          </table:table-cell>
          <table:table-cell table:formula="of:=[DIGIKEY.C47]" office:value-type="string" office:string-value="m_REG5VD">
            <text:p>m_REG5VD</text:p>
          </table:table-cell>
        </table:table-row>
        <table:table-row table:style-name="ro1">
          <table:table-cell table:formula="of:=[DIGIKEY.$B$100]*[DIGIKEY.A48]" office:value-type="float" office:value="1">
            <text:p>1</text:p>
          </table:table-cell>
          <table:table-cell table:formula="of:=[DIGIKEY.B48]" office:value-type="string" office:string-value="N/A">
            <text:p>N/A</text:p>
          </table:table-cell>
          <table:table-cell table:formula="of:=[DIGIKEY.C48]" office:value-type="string" office:string-value="m_R40">
            <text:p>m_R40</text:p>
          </table:table-cell>
        </table:table-row>
        <table:table-row table:style-name="ro1">
          <table:table-cell table:formula="of:=[DIGIKEY.$B$100]*[DIGIKEY.A49]" office:value-type="float" office:value="1">
            <text:p>1</text:p>
          </table:table-cell>
          <table:table-cell table:formula="of:=[DIGIKEY.B49]" office:value-type="string" office:string-value="N/A">
            <text:p>N/A</text:p>
          </table:table-cell>
          <table:table-cell table:formula="of:=[DIGIKEY.C49]" office:value-type="string" office:string-value="m_R39">
            <text:p>m_R39</text:p>
          </table:table-cell>
        </table:table-row>
        <table:table-row table:style-name="ro1">
          <table:table-cell table:formula="of:=[DIGIKEY.$B$100]*[DIGIKEY.A50]" office:value-type="float" office:value="4">
            <text:p>4</text:p>
          </table:table-cell>
          <table:table-cell table:formula="of:=[DIGIKEY.B50]" office:value-type="string" office:string-value="P11505CT-ND">
            <text:p>P11505CT-ND</text:p>
          </table:table-cell>
          <table:table-cell table:formula="of:=[DIGIKEY.C50]" office:value-type="string" office:string-value="m_LED1,LED2,LED3,LED4">
            <text:p>m_LED1,LED2,LED3,LED4</text:p>
          </table:table-cell>
        </table:table-row>
        <table:table-row table:style-name="ro1">
          <table:table-cell table:formula="of:=[DIGIKEY.$B$100]*[DIGIKEY.A51]" office:value-type="float" office:value="1">
            <text:p>1</text:p>
          </table:table-cell>
          <table:table-cell table:formula="of:=[DIGIKEY.B51]" office:value-type="string" office:string-value="N/A">
            <text:p>N/A</text:p>
          </table:table-cell>
          <table:table-cell table:formula="of:=[DIGIKEY.C51]" office:value-type="string" office:string-value="m_R38">
            <text:p>m_R38</text:p>
          </table:table-cell>
        </table:table-row>
        <table:table-row table:style-name="ro1">
          <table:table-cell table:formula="of:=[DIGIKEY.$B$100]*[DIGIKEY.A52]" office:value-type="float" office:value="4">
            <text:p>4</text:p>
          </table:table-cell>
          <table:table-cell table:formula="of:=[DIGIKEY.B52]" office:value-type="string" office:string-value="N/A">
            <text:p>N/A</text:p>
          </table:table-cell>
          <table:table-cell table:formula="of:=[DIGIKEY.C52]" office:value-type="string" office:string-value="m_BAT_IN/BAT_IN1/GND_IN/GND_IN1">
            <text:p>m_BAT_IN/BAT_IN1/GND_IN/GND_IN1</text:p>
          </table:table-cell>
        </table:table-row>
        <table:table-row table:style-name="ro1">
          <table:table-cell table:formula="of:=[DIGIKEY.$B$100]*[DIGIKEY.A53]" office:value-type="float" office:value="3">
            <text:p>3</text:p>
          </table:table-cell>
          <table:table-cell table:formula="of:=[DIGIKEY.B53]" office:value-type="string" office:string-value="SW1020CT-ND">
            <text:p>SW1020CT-ND</text:p>
          </table:table-cell>
          <table:table-cell table:formula="of:=[DIGIKEY.C53]" office:value-type="string" office:string-value="m_U$6/U$7/U$14">
            <text:p>m_U$6/U$7/U$14</text:p>
          </table:table-cell>
        </table:table-row>
        <table:table-row table:style-name="ro1">
          <table:table-cell table:formula="of:=[DIGIKEY.$B$100]*[DIGIKEY.A54]" office:value-type="float" office:value="1">
            <text:p>1</text:p>
          </table:table-cell>
          <table:table-cell table:formula="of:=[DIGIKEY.B54]" office:value-type="string" office:string-value="SW1023CT-ND">
            <text:p>SW1023CT-ND</text:p>
          </table:table-cell>
          <table:table-cell table:formula="of:=[DIGIKEY.C54]" office:value-type="string" office:string-value="m_U$3">
            <text:p>m_U$3</text:p>
          </table:table-cell>
        </table:table-row>
        <table:table-row table:style-name="ro1">
          <table:table-cell table:formula="of:=[DIGIKEY.$B$100]*[DIGIKEY.A55]" office:value-type="float" office:value="2">
            <text:p>2</text:p>
          </table:table-cell>
          <table:table-cell table:formula="of:=[DIGIKEY.B55]" office:value-type="string" office:string-value="296-21265-1-ND">
            <text:p>296-21265-1-ND</text:p>
          </table:table-cell>
          <table:table-cell table:formula="of:=[DIGIKEY.C55]" office:value-type="string" office:string-value="m_U$12/U$13">
            <text:p>m_U$12/U$13</text:p>
          </table:table-cell>
        </table:table-row>
        <table:table-row table:style-name="ro1">
          <table:table-cell table:formula="of:=[DIGIKEY.$B$100]*[DIGIKEY.A56]" office:value-type="float" office:value="1">
            <text:p>1</text:p>
          </table:table-cell>
          <table:table-cell table:formula="of:=[DIGIKEY.B56]" office:value-type="string" office:string-value="296-21931-1-ND">
            <text:p>296-21931-1-ND</text:p>
          </table:table-cell>
          <table:table-cell table:formula="of:=[DIGIKEY.C56]" office:value-type="string" office:string-value="m_U$8">
            <text:p>m_U$8</text:p>
          </table:table-cell>
        </table:table-row>
        <table:table-row table:style-name="ro1">
          <table:table-cell table:formula="of:=[DIGIKEY.$B$100]*[DIGIKEY.A57]" office:value-type="float" office:value="0">
            <text:p>#REF!</text:p>
          </table:table-cell>
          <table:table-cell table:formula="of:=[DIGIKEY.B57]" office:value-type="float" office:value="0">
            <text:p>#REF!</text:p>
          </table:table-cell>
          <table:table-cell table:formula="of:=[DIGIKEY.C57]" office:value-type="float" office:value="0">
            <text:p>#REF!</text:p>
          </table:table-cell>
        </table:table-row>
        <table:table-row table:style-name="ro1">
          <table:table-cell table:formula="of:=[DIGIKEY.$B$100]*[DIGIKEY.A58]" office:value-type="float" office:value="5">
            <text:p>5</text:p>
          </table:table-cell>
          <table:table-cell table:formula="of:=[DIGIKEY.B58]" office:value-type="string" office:string-value="RMCF1/160RCT-ND">
            <text:p>RMCF1/160RCT-ND</text:p>
          </table:table-cell>
          <table:table-cell table:formula="of:=[DIGIKEY.C58]" office:value-type="string" office:string-value="i_R8/R9/R10/xz_R1/yz_R5">
            <text:p>i_R8/R9/R10/xz_R1/yz_R5</text:p>
          </table:table-cell>
        </table:table-row>
        <table:table-row table:style-name="ro1">
          <table:table-cell table:formula="of:=[DIGIKEY.$B$100]*[DIGIKEY.A59]" office:value-type="float" office:value="10">
            <text:p>10</text:p>
          </table:table-cell>
          <table:table-cell table:formula="of:=[DIGIKEY.B59]" office:value-type="string" office:string-value="490-4520-1-ND">
            <text:p>490-4520-1-ND</text:p>
          </table:table-cell>
          <table:table-cell table:formula="of:=[DIGIKEY.C59]" office:value-type="string" office:string-value="i_C22/C24">
            <text:p>i_C22/C24</text:p>
          </table:table-cell>
        </table:table-row>
        <table:table-row table:style-name="ro1">
          <table:table-cell table:formula="of:=[DIGIKEY.$B$100]*[DIGIKEY.A60]" office:value-type="float" office:value="10">
            <text:p>10</text:p>
          </table:table-cell>
          <table:table-cell table:formula="of:=[DIGIKEY.B60]" office:value-type="string" office:string-value="587-1442-1-ND">
            <text:p>587-1442-1-ND</text:p>
          </table:table-cell>
          <table:table-cell table:formula="of:=[DIGIKEY.C60]" office:value-type="string" office:string-value="i_C25/C26/C21">
            <text:p>i_C25/C26/C21</text:p>
          </table:table-cell>
        </table:table-row>
        <table:table-row table:style-name="ro1">
          <table:table-cell table:formula="of:=[DIGIKEY.$B$100]*[DIGIKEY.A61]" office:value-type="float" office:value="10">
            <text:p>10</text:p>
          </table:table-cell>
          <table:table-cell table:formula="of:=[DIGIKEY.B61]" office:value-type="string" office:string-value="P10.0KHCT-ND">
            <text:p>P10.0KHCT-ND</text:p>
          </table:table-cell>
          <table:table-cell table:formula="of:=[DIGIKEY.C61]" office:value-type="string" office:string-value="i_R3/R5/R11">
            <text:p>i_R3/R5/R11</text:p>
          </table:table-cell>
        </table:table-row>
        <table:table-row table:style-name="ro1">
          <table:table-cell table:formula="of:=[DIGIKEY.$B$100]*[DIGIKEY.A62]" office:value-type="float" office:value="2">
            <text:p>2</text:p>
          </table:table-cell>
          <table:table-cell table:formula="of:=[DIGIKEY.B62]" office:value-type="string" office:string-value="PCC1750CT-ND">
            <text:p>PCC1750CT-ND</text:p>
          </table:table-cell>
          <table:table-cell table:formula="of:=[DIGIKEY.C62]" office:value-type="string" office:string-value="i_C4/C15">
            <text:p>i_C4/C15</text:p>
          </table:table-cell>
        </table:table-row>
        <table:table-row table:style-name="ro1">
          <table:table-cell table:formula="of:=[DIGIKEY.$B$100]*[DIGIKEY.A63]" office:value-type="float" office:value="10">
            <text:p>10</text:p>
          </table:table-cell>
          <table:table-cell table:formula="of:=[DIGIKEY.B63]" office:value-type="string" office:string-value="587-1442-1-ND">
            <text:p>587-1442-1-ND</text:p>
          </table:table-cell>
          <table:table-cell table:formula="of:=[DIGIKEY.C63]" office:value-type="string" office:string-value="i_C1/C16">
            <text:p>i_C1/C16</text:p>
          </table:table-cell>
        </table:table-row>
        <table:table-row table:style-name="ro1">
          <table:table-cell table:formula="of:=[DIGIKEY.$B$100]*[DIGIKEY.A64]" office:value-type="float" office:value="10">
            <text:p>10</text:p>
          </table:table-cell>
          <table:table-cell table:formula="of:=[DIGIKEY.B64]" office:value-type="string" office:string-value="P12.0KHCT-ND">
            <text:p>P12.0KHCT-ND</text:p>
          </table:table-cell>
          <table:table-cell table:formula="of:=[DIGIKEY.C64]" office:value-type="string" office:string-value="i_R6/R7/yz_R1/yz_R4">
            <text:p>i_R6/R7/yz_R1/yz_R4</text:p>
          </table:table-cell>
        </table:table-row>
        <table:table-row table:style-name="ro1">
          <table:table-cell table:formula="of:=[DIGIKEY.$B$100]*[DIGIKEY.A65]" office:value-type="float" office:value="10">
            <text:p>10</text:p>
          </table:table-cell>
          <table:table-cell table:formula="of:=[DIGIKEY.B65]" office:value-type="string" office:string-value="478-3722-1-ND">
            <text:p>478-3722-1-ND</text:p>
          </table:table-cell>
          <table:table-cell table:formula="of:=[DIGIKEY.C65]" office:value-type="string" office:string-value="i_C5/C8/C13/xz_C15/xz_C16/xz_C21/yz_C15/yz_C16/yz_C21">
            <text:p>i_C5/C8/C13/xz_C15/xz_C16/xz_C21/yz_C15/yz_C16/yz_C21</text:p>
          </table:table-cell>
        </table:table-row>
        <table:table-row table:style-name="ro1">
          <table:table-cell table:formula="of:=[DIGIKEY.$B$100]*[DIGIKEY.A66]" office:value-type="float" office:value="10">
            <text:p>10</text:p>
          </table:table-cell>
          <table:table-cell table:formula="of:=[DIGIKEY.B66]" office:value-type="string" office:string-value="P39.0KHCT-ND">
            <text:p>P39.0KHCT-ND</text:p>
          </table:table-cell>
          <table:table-cell table:formula="of:=[DIGIKEY.C66]" office:value-type="string" office:string-value="i_R4">
            <text:p>i_R4</text:p>
          </table:table-cell>
        </table:table-row>
        <table:table-row table:style-name="ro1">
          <table:table-cell table:formula="of:=[DIGIKEY.$B$100]*[DIGIKEY.A67]" office:value-type="float" office:value="10">
            <text:p>10</text:p>
          </table:table-cell>
          <table:table-cell table:formula="of:=[DIGIKEY.B67]" office:value-type="string" office:string-value="P43.0HCT-ND">
            <text:p>P43.0HCT-ND</text:p>
          </table:table-cell>
          <table:table-cell table:formula="of:=[DIGIKEY.C67]" office:value-type="string" office:string-value="i_R1/R2">
            <text:p>i_R1/R2</text:p>
          </table:table-cell>
        </table:table-row>
        <table:table-row table:style-name="ro1">
          <table:table-cell table:formula="of:=[DIGIKEY.$B$100]*[DIGIKEY.A68]" office:value-type="float" office:value="10">
            <text:p>10</text:p>
          </table:table-cell>
          <table:table-cell table:formula="of:=[DIGIKEY.B68]" office:value-type="string" office:string-value="478-3716-1-ND">
            <text:p>478-3716-1-ND</text:p>
          </table:table-cell>
          <table:table-cell table:formula="of:=[DIGIKEY.C68]" office:value-type="string" office:string-value="i_C12/xz_C20/yz_C20">
            <text:p>i_C12/xz_C20/yz_C20</text:p>
          </table:table-cell>
        </table:table-row>
        <table:table-row table:style-name="ro1">
          <table:table-cell table:formula="of:=[DIGIKEY.$B$100]*[DIGIKEY.A69]" office:value-type="float" office:value="24">
            <text:p>24</text:p>
          </table:table-cell>
          <table:table-cell table:formula="of:=[DIGIKEY.B69]" office:value-type="string" office:string-value="399-5089-1-ND">
            <text:p>399-5089-1-ND</text:p>
          </table:table-cell>
          <table:table-cell table:formula="of:=[DIGIKEY.C69]" office:value-type="string" office:string-value="i_C2/C3/C6/C7/C9/C10/C11/C14/C17/C18/C19/C20/C23/C33/C34/xz_C17/xz_C18/xz_C19/yz_C17,yz_ C18,yz_ C19/yz_C23/yz_C33/yz_C34">
            <text:p>i_C2/C3/C6/C7/C9/C10/C11/C14/C17/C18/C19/C20/C23/C33/C34/xz_C17/xz_C18/xz_C19/yz_C17,yz_ C18,yz_ C19/yz_C23/yz_C33/yz_C34</text:p>
          </table:table-cell>
        </table:table-row>
        <table:table-row table:style-name="ro1">
          <table:table-cell table:formula="of:=[DIGIKEY.$B$100]*[DIGIKEY.A70]" office:value-type="float" office:value="1">
            <text:p>1</text:p>
          </table:table-cell>
          <table:table-cell table:formula="of:=[DIGIKEY.B70]" office:value-type="string" office:string-value="WM1739-ND">
            <text:p>WM1739-ND</text:p>
          </table:table-cell>
          <table:table-cell table:formula="of:=[DIGIKEY.C70]" office:value-type="string" office:string-value="i_X2">
            <text:p>i_X2</text:p>
          </table:table-cell>
        </table:table-row>
        <table:table-row table:style-name="ro1">
          <table:table-cell table:formula="of:=[DIGIKEY.$B$100]*[DIGIKEY.A71]" office:value-type="float" office:value="2">
            <text:p>2</text:p>
          </table:table-cell>
          <table:table-cell table:formula="of:=[DIGIKEY.B71]" office:value-type="string" office:string-value="ADXL320JCP-ND">
            <text:p>ADXL320JCP-ND</text:p>
          </table:table-cell>
          <table:table-cell table:formula="of:=[DIGIKEY.C71]" office:value-type="string" office:string-value="i_U$2/yz_U$2">
            <text:p>i_U$2/yz_U$2</text:p>
          </table:table-cell>
        </table:table-row>
        <table:table-row table:style-name="ro1">
          <table:table-cell table:formula="of:=[DIGIKEY.$B$100]*[DIGIKEY.A72]" office:value-type="float" office:value="3">
            <text:p>3</text:p>
          </table:table-cell>
          <table:table-cell table:formula="of:=[DIGIKEY.B72]" office:value-type="string" office:string-value="ADXRS300ABG-ND">
            <text:p>ADXRS300ABG-ND</text:p>
          </table:table-cell>
          <table:table-cell table:formula="of:=[DIGIKEY.C72]" office:value-type="string" office:string-value="i_GYRO_Z/GYRO_X/GYRO_Y">
            <text:p>i_GYRO_Z/GYRO_X/GYRO_Y</text:p>
          </table:table-cell>
        </table:table-row>
        <table:table-row table:style-name="ro1">
          <table:table-cell table:formula="of:=[DIGIKEY.$B$100]*[DIGIKEY.A73]" office:value-type="float" office:value="1">
            <text:p>1</text:p>
          </table:table-cell>
          <table:table-cell table:formula="of:=[DIGIKEY.B73]" office:value-type="string" office:string-value="N/A">
            <text:p>N/A</text:p>
          </table:table-cell>
          <table:table-cell table:formula="of:=[DIGIKEY.C73]" office:value-type="string" office:string-value="i_XZ_BOARD">
            <text:p>i_XZ_BOARD</text:p>
          </table:table-cell>
        </table:table-row>
        <table:table-row table:style-name="ro1">
          <table:table-cell table:formula="of:=[DIGIKEY.$B$100]*[DIGIKEY.A74]" office:value-type="float" office:value="1">
            <text:p>1</text:p>
          </table:table-cell>
          <table:table-cell table:formula="of:=[DIGIKEY.B74]" office:value-type="string" office:string-value="N/A">
            <text:p>N/A</text:p>
          </table:table-cell>
          <table:table-cell table:formula="of:=[DIGIKEY.C74]" office:value-type="string" office:string-value="i_YZ_BOARD">
            <text:p>i_YZ_BOARD</text:p>
          </table:table-cell>
        </table:table-row>
        <table:table-row table:style-name="ro1">
          <table:table-cell table:formula="of:=[DIGIKEY.$B$100]*[DIGIKEY.A75]" office:value-type="float" office:value="1">
            <text:p>1</text:p>
          </table:table-cell>
          <table:table-cell table:formula="of:=[DIGIKEY.B75]" office:value-type="string" office:string-value="LM3480IM3-3.3CT-ND">
            <text:p>LM3480IM3-3.3CT-ND</text:p>
          </table:table-cell>
          <table:table-cell table:formula="of:=[DIGIKEY.C75]" office:value-type="string" office:string-value="i_U$3">
            <text:p>i_U$3</text:p>
          </table:table-cell>
        </table:table-row>
        <table:table-row table:style-name="ro1">
          <table:table-cell table:formula="of:=[DIGIKEY.$B$100]*[DIGIKEY.A76]" office:value-type="float" office:value="1">
            <text:p>1</text:p>
          </table:table-cell>
          <table:table-cell table:formula="of:=[DIGIKEY.B76]" office:value-type="string" office:string-value="LM4132EMF-4.1CT-ND">
            <text:p>LM4132EMF-4.1CT-ND</text:p>
          </table:table-cell>
          <table:table-cell table:formula="of:=[DIGIKEY.C76]" office:value-type="string" office:string-value="i_U$1">
            <text:p>i_U$1</text:p>
          </table:table-cell>
        </table:table-row>
        <table:table-row table:style-name="ro1">
          <table:table-cell table:formula="of:=[DIGIKEY.$B$100]*[DIGIKEY.A77]" office:value-type="float" office:value="2">
            <text:p>2</text:p>
          </table:table-cell>
          <table:table-cell table:formula="of:=[DIGIKEY.B77]" office:value-type="string" office:string-value="LP2992AIM5-5.0CT-ND">
            <text:p>LP2992AIM5-5.0CT-ND</text:p>
          </table:table-cell>
          <table:table-cell table:formula="of:=[DIGIKEY.C77]" office:value-type="string" office:string-value="i_IC1/IC3">
            <text:p>i_IC1/IC3</text:p>
          </table:table-cell>
        </table:table-row>
        <table:table-row table:style-name="ro1">
          <table:table-cell table:formula="of:=[DIGIKEY.$B$100]*[DIGIKEY.A78]" office:value-type="float" office:value="1">
            <text:p>1</text:p>
          </table:table-cell>
          <table:table-cell table:formula="of:=[DIGIKEY.B78]" office:value-type="string" office:string-value="From Maxim">
            <text:p>From Maxim</text:p>
          </table:table-cell>
          <table:table-cell table:formula="of:=[DIGIKEY.C78]" office:value-type="string" office:string-value="i_ADC1">
            <text:p>i_ADC1</text:p>
          </table:table-cell>
        </table:table-row>
        <table:table-row table:style-name="ro1">
          <table:table-cell table:formula="of:=[DIGIKEY.$B$100]*[DIGIKEY.A79]" office:value-type="float" office:value="1">
            <text:p>1</text:p>
          </table:table-cell>
          <table:table-cell table:formula="of:=[DIGIKEY.B79]" office:value-type="string" office:string-value="From PNI">
            <text:p>From PNI</text:p>
          </table:table-cell>
          <table:table-cell table:formula="of:=[DIGIKEY.C79]" office:value-type="string" office:string-value="i_MAG">
            <text:p>i_MAG</text:p>
          </table:table-cell>
        </table:table-row>
        <table:table-row table:style-name="ro1">
          <table:table-cell table:formula="of:=[DIGIKEY.$B$100]*[DIGIKEY.A80]" office:value-type="float" office:value="1">
            <text:p>1</text:p>
          </table:table-cell>
          <table:table-cell table:formula="of:=[DIGIKEY.B80]" office:value-type="string" office:string-value="From PNI">
            <text:p>From PNI</text:p>
          </table:table-cell>
          <table:table-cell table:formula="of:=[DIGIKEY.C80]" office:value-type="string" office:string-value="i_SEN_XY">
            <text:p>i_SEN_XY</text:p>
          </table:table-cell>
        </table:table-row>
        <table:table-row table:style-name="ro1">
          <table:table-cell table:formula="of:=[DIGIKEY.$B$100]*[DIGIKEY.A81]" office:value-type="float" office:value="0">
            <text:p>#NAME?</text:p>
          </table:table-cell>
          <table:table-cell table:formula="of:=[DIGIKEY.B81]" office:value-type="float" office:value="0">
            <text:p>#NAME?</text:p>
          </table:table-cell>
          <table:table-cell table:formula="of:=[DIGIKEY.C81]" office:value-type="float" office:value="0">
            <text:p>#NAME?</text:p>
          </table:table-cell>
        </table:table-row>
        <table:table-row table:style-name="ro1">
          <table:table-cell table:formula="of:=[DIGIKEY.$B$100]*[DIGIKEY.A82]" office:value-type="float" office:value="1">
            <text:p>1</text:p>
          </table:table-cell>
          <table:table-cell table:formula="of:=[DIGIKEY.B82]" office:value-type="string" office:string-value="PCC1849CT-ND">
            <text:p>PCC1849CT-ND</text:p>
          </table:table-cell>
          <table:table-cell table:formula="of:=[DIGIKEY.C82]" office:value-type="string" office:string-value="g_C9">
            <text:p>g_C9</text:p>
          </table:table-cell>
        </table:table-row>
        <table:table-row table:style-name="ro1">
          <table:table-cell table:formula="of:=[DIGIKEY.$B$100]*[DIGIKEY.A83]" office:value-type="float" office:value="2">
            <text:p>2</text:p>
          </table:table-cell>
          <table:table-cell table:formula="of:=[DIGIKEY.B83]" office:value-type="string" office:string-value="495-2236-1-ND">
            <text:p>495-2236-1-ND</text:p>
          </table:table-cell>
          <table:table-cell table:formula="of:=[DIGIKEY.C83]" office:value-type="string" office:string-value="g_C8/C11">
            <text:p>g_C8/C11</text:p>
          </table:table-cell>
        </table:table-row>
        <table:table-row table:style-name="ro1">
          <table:table-cell table:formula="of:=[DIGIKEY.$B$100]*[DIGIKEY.A84]" office:value-type="float" office:value="2">
            <text:p>2</text:p>
          </table:table-cell>
          <table:table-cell table:formula="of:=[DIGIKEY.B84]" office:value-type="string" office:string-value="495-2242-1-ND">
            <text:p>495-2242-1-ND</text:p>
          </table:table-cell>
          <table:table-cell table:formula="of:=[DIGIKEY.C84]" office:value-type="string" office:string-value="g_C1/C3">
            <text:p>g_C1/C3</text:p>
          </table:table-cell>
        </table:table-row>
        <table:table-row table:style-name="ro1">
          <table:table-cell table:formula="of:=[DIGIKEY.$B$100]*[DIGIKEY.A85]" office:value-type="float" office:value="10">
            <text:p>10</text:p>
          </table:table-cell>
          <table:table-cell table:formula="of:=[DIGIKEY.B85]" office:value-type="string" office:string-value="399-5089-1-ND">
            <text:p>399-5089-1-ND</text:p>
          </table:table-cell>
          <table:table-cell table:formula="of:=[DIGIKEY.C85]" office:value-type="string" office:string-value="g_C2/C12/C4/C6/C10">
            <text:p>g_C2/C12/C4/C6/C10</text:p>
          </table:table-cell>
        </table:table-row>
        <table:table-row table:style-name="ro1">
          <table:table-cell table:formula="of:=[DIGIKEY.$B$100]*[DIGIKEY.A86]" office:value-type="float" office:value="0">
            <text:p>#NAME?</text:p>
          </table:table-cell>
          <table:table-cell table:formula="of:=[DIGIKEY.B86]" office:value-type="float" office:value="0">
            <text:p>#NAME?</text:p>
          </table:table-cell>
          <table:table-cell table:formula="of:=[DIGIKEY.C86]" office:value-type="float" office:value="0">
            <text:p>#NAME?</text:p>
          </table:table-cell>
        </table:table-row>
        <table:table-row table:style-name="ro1">
          <table:table-cell table:formula="of:=[DIGIKEY.$B$100]*[DIGIKEY.A87]" office:value-type="float" office:value="10">
            <text:p>10</text:p>
          </table:table-cell>
          <table:table-cell table:formula="of:=[DIGIKEY.B87]" office:value-type="string" office:string-value="311-1078-1-ND">
            <text:p>311-1078-1-ND</text:p>
          </table:table-cell>
          <table:table-cell table:formula="of:=[DIGIKEY.C87]" office:value-type="string" office:string-value="g_C5">
            <text:p>g_C5</text:p>
          </table:table-cell>
        </table:table-row>
        <table:table-row table:style-name="ro1">
          <table:table-cell table:formula="of:=[DIGIKEY.$B$100]*[DIGIKEY.A88]" office:value-type="float" office:value="1">
            <text:p>1</text:p>
          </table:table-cell>
          <table:table-cell table:formula="of:=[DIGIKEY.B88]" office:value-type="string" office:string-value="WM1737-ND">
            <text:p>WM1737-ND</text:p>
          </table:table-cell>
          <table:table-cell table:formula="of:=[DIGIKEY.C88]" office:value-type="string" office:string-value="g_X1">
            <text:p>g_X1</text:p>
          </table:table-cell>
        </table:table-row>
        <table:table-row table:style-name="ro1">
          <table:table-cell table:formula="of:=[DIGIKEY.$B$100]*[DIGIKEY.A89]" office:value-type="float" office:value="1">
            <text:p>1</text:p>
          </table:table-cell>
          <table:table-cell table:formula="of:=[DIGIKEY.B89]" office:value-type="string" office:string-value="N/A">
            <text:p>N/A</text:p>
          </table:table-cell>
          <table:table-cell table:formula="of:=[DIGIKEY.C89]" office:value-type="string" office:string-value="g_MAG">
            <text:p>g_MAG</text:p>
          </table:table-cell>
        </table:table-row>
        <table:table-row table:style-name="ro1">
          <table:table-cell table:formula="of:=[DIGIKEY.$B$100]*[DIGIKEY.A90]" office:value-type="float" office:value="1">
            <text:p>1</text:p>
          </table:table-cell>
          <table:table-cell table:formula="of:=[DIGIKEY.B90]" office:value-type="string" office:string-value="568-3412-1-ND ">
            <text:p>568-3412-1-ND </text:p>
          </table:table-cell>
          <table:table-cell table:formula="of:=[DIGIKEY.C90]" office:value-type="string" office:string-value="g_D1">
            <text:p>g_D1</text:p>
          </table:table-cell>
        </table:table-row>
        <table:table-row table:style-name="ro1">
          <table:table-cell table:formula="of:=[DIGIKEY.$B$100]*[DIGIKEY.A91]" office:value-type="float" office:value="1">
            <text:p>1</text:p>
          </table:table-cell>
          <table:table-cell table:formula="of:=[DIGIKEY.B91]" office:value-type="string" office:string-value="N/A">
            <text:p>N/A</text:p>
          </table:table-cell>
          <table:table-cell table:formula="of:=[DIGIKEY.C91]" office:value-type="string" office:string-value="g_~NUDEV~1">
            <text:p>g_~NUDEV~1</text:p>
          </table:table-cell>
        </table:table-row>
        <table:table-row table:style-name="ro1">
          <table:table-cell table:formula="of:=[DIGIKEY.$B$100]*[DIGIKEY.A92]" office:value-type="float" office:value="1">
            <text:p>1</text:p>
          </table:table-cell>
          <table:table-cell table:formula="of:=[DIGIKEY.B92]" office:value-type="string" office:string-value="N/A">
            <text:p>N/A</text:p>
          </table:table-cell>
          <table:table-cell table:formula="of:=[DIGIKEY.C92]" office:value-type="string" office:string-value="g_ANT">
            <text:p>g_ANT</text:p>
          </table:table-cell>
        </table:table-row>
        <table:table-row table:style-name="ro1">
          <table:table-cell table:formula="of:=[DIGIKEY.$B$100]*[DIGIKEY.A93]" office:value-type="float" office:value="1">
            <text:p>1</text:p>
          </table:table-cell>
          <table:table-cell table:formula="of:=[DIGIKEY.B93]" office:value-type="string" office:string-value="N/A">
            <text:p>N/A</text:p>
          </table:table-cell>
          <table:table-cell table:formula="of:=[DIGIKEY.C93]" office:value-type="string" office:string-value="g_GPS">
            <text:p>g_GPS</text:p>
          </table:table-cell>
        </table:table-row>
        <table:table-row table:style-name="ro1">
          <table:table-cell table:formula="of:=[DIGIKEY.$B$100]*[DIGIKEY.A94]" office:value-type="float" office:value="1">
            <text:p>1</text:p>
          </table:table-cell>
          <table:table-cell table:formula="of:=[DIGIKEY.B94]" office:value-type="string" office:string-value="LP3990MF-1.8CT-ND">
            <text:p>LP3990MF-1.8CT-ND</text:p>
          </table:table-cell>
          <table:table-cell table:formula="of:=[DIGIKEY.C94]" office:value-type="string" office:string-value="g_VREG2">
            <text:p>g_VREG2</text:p>
          </table:table-cell>
        </table:table-row>
        <table:table-row table:style-name="ro1">
          <table:table-cell table:formula="of:=[DIGIKEY.$B$100]*[DIGIKEY.A95]" office:value-type="float" office:value="1">
            <text:p>1</text:p>
          </table:table-cell>
          <table:table-cell table:formula="of:=[DIGIKEY.B95]" office:value-type="string" office:string-value="576-1273-ND">
            <text:p>576-1273-ND</text:p>
          </table:table-cell>
          <table:table-cell table:formula="of:=[DIGIKEY.C95]" office:value-type="string" office:string-value="g_VREG1">
            <text:p>g_VREG1</text:p>
          </table:table-cell>
        </table:table-row>
        <table:table-row table:style-name="ro1">
          <table:table-cell table:formula="of:=[DIGIKEY.$B$100]*[DIGIKEY.A96]" office:value-type="float" office:value="1">
            <text:p>1</text:p>
          </table:table-cell>
          <table:table-cell table:formula="of:=[DIGIKEY.B96]" office:value-type="string" office:string-value="P11070CT-ND ">
            <text:p>P11070CT-ND </text:p>
          </table:table-cell>
          <table:table-cell table:formula="of:=[DIGIKEY.C96]" office:value-type="string" office:string-value="g_C7">
            <text:p>g_C7</text:p>
          </table:table-cell>
        </table:table-row>
        <table:table-row table:style-name="ro1">
          <table:table-cell table:formula="of:=[DIGIKEY.$B$100]*[DIGIKEY.A97]" office:value-type="float" office:value="1">
            <text:p>1</text:p>
          </table:table-cell>
          <table:table-cell table:formula="of:=[DIGIKEY.B97]" office:value-type="string" office:string-value="568-4214-1-ND">
            <text:p>568-4214-1-ND</text:p>
          </table:table-cell>
          <table:table-cell table:formula="of:=[DIGIKEY.C97]" office:value-type="string" office:string-value="g_LC1">
            <text:p>g_LC1</text:p>
          </table:table-cell>
        </table:table-row>
        <table:table-row table:style-name="ro1">
          <table:table-cell table:formula="of:=[DIGIKEY.$B$100]*[DIGIKEY.A98]" office:value-type="float" office:value="0">
            <text:p>0</text:p>
          </table:table-cell>
          <table:table-cell table:formula="of:=[DIGIKEY.B98]" office:value-type="float" office:value="0">
            <text:p>0</text:p>
          </table:table-cell>
          <table:table-cell table:formula="of:=[DIGIKEY.C98]" office:value-type="float" office:value="0">
            <text:p>0</text:p>
          </table:table-cell>
        </table:table-row>
        <table:table-row table:style-name="ro1">
          <table:table-cell table:formula="of:=[DIGIKEY.$B$100]*[DIGIKEY.A99]" office:value-type="float" office:value="0">
            <text:p>0</text:p>
          </table:table-cell>
          <table:table-cell table:formula="of:=[DIGIKEY.B99]" office:value-type="float" office:value="0">
            <text:p>0</text:p>
          </table:table-cell>
          <table:table-cell table:formula="of:=[DIGIKEY.C99]" office:value-type="float" office:value="0">
            <text:p>0</text:p>
          </table:table-cell>
        </table:table-row>
      </table:table>
      <table:database-ranges>
        <table:database-range table:target-range-address="DIGIKEY.A1:DIGIKEY.C655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20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6T20:30:04</dc:date>
    <meta:editing-cycles>35</meta:editing-cycles>
    <meta:editing-duration>PT16H37M39S</meta:editing-duration>
    <meta:printed-by>John Stowers</meta:printed-by>
    <meta:print-date>2009-06-26T12:42:39</meta:print-date>
    <meta:document-statistic meta:table-count="5" meta:cell-count="1220" meta:object-count="0"/>
    <meta:user-defined meta:name="Info 1"/>
    <meta:user-defined meta:name="Info 2"/>
    <meta:user-defined meta:name="Info 3"/>
    <meta:user-defined meta:name="Info 4"/>
  </office:meta>
</office:document-meta>
</file>